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image/jpeg" manifest:full-path="Pictures/100000000000069E0000036EF9AEB957.jpg"/>
  <manifest:file-entry manifest:media-type="image/jpeg" manifest:full-path="Pictures/10000000000006B0000003728D07D1F9.jpg"/>
  <manifest:file-entry manifest:media-type="image/png" manifest:full-path="Pictures/10000000000000200000002000309F1C.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graphic-properties style:protect="position size"/>
    </style:style>
    <style:style style:name="gr2" style:family="graphic" style:parent-style-name="Object_20_with_20_no_20_fill_20_and_20_no_20_line">
      <style:graphic-properties draw:stroke="solid" svg:stroke-color="#000000" draw:marker-start=""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style>
    <style:style style:name="gr4" style:family="graphic" style:parent-style-name="objectwithoutfill">
      <style:graphic-properties svg:stroke-width="0.152cm" draw:marker-start-width="0.427cm" draw:marker-end-width="0.427cm" draw:fill="none" draw:textarea-vertical-align="middle" fo:padding-top="0.2cm" fo:padding-bottom="0.2cm" fo:padding-left="0.325cm" fo:padding-right="0.325cm"/>
    </style:style>
    <style:style style:name="gr5"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6" style:family="graphic" style:parent-style-name="objectwithoutfill">
      <style:graphic-properties svg:stroke-width="0cm" draw:marker-start-width="0.2cm" draw:marker-end-width="0.2cm" draw:fill="none" draw:textarea-vertical-align="middle" fo:padding-top="0.125cm" fo:padding-bottom="0.125cm" fo:padding-left="0.25cm" fo:padding-right="0.25cm"/>
    </style:style>
    <style:style style:name="gr7" style:family="graphic" style:parent-style-name="objectwithoutfill">
      <style:graphic-properties draw:fill="none" draw:textarea-vertical-align="middle"/>
    </style:style>
    <style:style style:name="gr8" style:family="graphic" style:parent-style-name="objectwithoutfill">
      <style:graphic-properties svg:stroke-width="0.152cm" draw:marker-start-width="0.43cm" draw:marker-end-width="0.43cm" draw:fill="none" draw:textarea-vertical-align="middle" fo:padding-top="0.175cm" fo:padding-bottom="0.175cm" fo:padding-left="0.3cm" fo:padding-right="0.3cm"/>
    </style:style>
    <style:style style:name="gr9" style:family="graphic" style:parent-style-name="objectwithoutfill">
      <style:graphic-properties svg:stroke-color="#ff3333" draw:fill="none" draw:textarea-vertical-align="middle"/>
    </style:style>
    <style:style style:name="P1" style:family="paragraph">
      <style:paragraph-properties fo:text-align="center"/>
    </style:style>
  </office:automatic-styles>
  <office:body>
    <office:drawing>
      <draw:page draw:name="page1" draw:style-name="dp1" draw:master-page-name="Default">
        <draw:g draw:style-name="gr1">
          <draw:frame draw:style-name="gr2" draw:text-style-name="P1" draw:layer="layout" svg:width="27.325cm" svg:height="12.389cm" svg:x="1cm" svg:y="1cm">
            <draw:image xlink:href="Pictures/10000000000006B0000003728D07D1F9.jpg" xlink:type="simple" xlink:show="embed" xlink:actuate="onLoad">
              <text:p/>
            </draw:image>
          </draw:frame>
          <draw:frame draw:style-name="gr2" draw:text-style-name="P1" draw:layer="layout" svg:width="27.325cm" svg:height="12.464cm" svg:x="1.234cm" svg:y="7.363cm">
            <draw:image xlink:href="Pictures/100000000000069E0000036EF9AEB957.jpg" xlink:type="simple" xlink:show="embed" xlink:actuate="onLoad">
              <text:p/>
            </draw:image>
          </draw:frame>
        </draw:g>
        <draw:path draw:style-name="gr3" draw:text-style-name="P1" draw:layer="Drawing Layer" svg:width="10.463cm" svg:height="6.053cm" svg:x="1.077cm" svg:y="5.102cm" svg:viewBox="0 0 10464 6054" svg:d="M0 6048c201 37 304-117 558-117 187-88 390-205 605-196 197 9 727-116 919-147 195-32 817-36 1016-38 889-254 1397-470 1651-597 113-56 1326-815 1524-889 194-72 2839-1949 2921-2159l1270-1905">
          <text:p/>
        </draw:path>
        <draw:line draw:style-name="gr3" draw:text-style-name="P1" draw:layer="Drawing Layer" svg:x1="1.635cm" svg:y1="8.874cm" svg:x2="5.064cm" svg:y2="3.159cm">
          <text:p/>
        </draw:line>
        <draw:line draw:style-name="gr4" draw:text-style-name="P1" draw:layer="Drawing Layer" svg:x1="8.868cm" svg:y1="5.107cm" svg:x2="5.022cm" svg:y2="3.19cm">
          <text:p/>
        </draw:line>
        <draw:line draw:style-name="gr4" draw:text-style-name="P1" draw:layer="Drawing Layer" svg:x1="19.862cm" svg:y1="4.914cm" svg:x2="8.793cm" svg:y2="5.091cm">
          <text:p/>
        </draw:line>
        <draw:line draw:style-name="gr3" draw:text-style-name="P1" draw:layer="Drawing Layer" svg:x1="6.928cm" svg:y1="7.692cm" svg:x2="3.374cm" svg:y2="5.942cm">
          <text:p/>
        </draw:line>
        <draw:line draw:style-name="gr3" draw:text-style-name="P1" draw:layer="Drawing Layer" svg:x1="8.541cm" svg:y1="4.934cm" svg:x2="5.462cm" svg:y2="10.204cm">
          <text:p/>
        </draw:line>
        <draw:line draw:style-name="gr5" draw:text-style-name="P1" draw:layer="Drawing Layer" svg:x1="5.096cm" svg:y1="9.592cm" svg:x2="2.14cm" svg:y2="8.092cm">
          <text:p/>
        </draw:line>
        <draw:line draw:style-name="gr5" draw:text-style-name="P1" draw:layer="Drawing Layer" svg:x1="4.102cm" svg:y1="9.072cm" svg:x2="5.387cm" svg:y2="6.962cm">
          <text:p/>
        </draw:line>
        <draw:line draw:style-name="gr5" draw:text-style-name="P1" draw:layer="Drawing Layer" svg:x1="2.648cm" svg:y1="7.429cm" svg:x2="3.495cm" svg:y2="6.016cm">
          <text:p/>
        </draw:line>
        <draw:line draw:style-name="gr5" draw:text-style-name="P1" draw:layer="Drawing Layer" svg:x1="3.482cm" svg:y1="6.913cm" svg:x2="3.062cm" svg:y2="6.716cm">
          <text:p/>
        </draw:line>
        <draw:line draw:style-name="gr5" draw:text-style-name="P1" draw:layer="Drawing Layer" svg:x1="3.877cm" svg:y1="6.201cm" svg:x2="3.476cm" svg:y2="6.913cm">
          <text:p/>
        </draw:line>
        <draw:line draw:style-name="gr5" draw:text-style-name="P1" draw:layer="Drawing Layer" svg:x1="4.208cm" svg:y1="6.379cm" svg:x2="3.717cm" svg:y2="7.257cm">
          <text:p/>
        </draw:line>
        <draw:line draw:style-name="gr5" draw:text-style-name="P1" draw:layer="Drawing Layer" svg:x1="3.412cm" svg:y1="7.092cm" svg:x2="3.705cm" svg:y2="7.264cm">
          <text:p/>
        </draw:line>
        <draw:line draw:style-name="gr5" draw:text-style-name="P1" draw:layer="Drawing Layer" svg:x1="3.902cm" svg:y1="6.232cm" svg:x2="3.398cm" svg:y2="7.114cm">
          <text:p/>
        </draw:line>
        <draw:line draw:style-name="gr5" draw:text-style-name="P1" draw:layer="Drawing Layer" svg:x1="3.325cm" svg:y1="7.784cm" svg:x2="2.897cm" svg:y2="8.482cm">
          <text:p/>
        </draw:line>
        <draw:line draw:style-name="gr5" draw:text-style-name="P1" draw:layer="Drawing Layer" svg:x1="3.72cm" svg:y1="7.942cm" svg:x2="3.277cm" svg:y2="8.668cm">
          <text:p/>
        </draw:line>
        <draw:line draw:style-name="gr6" draw:text-style-name="P1" draw:layer="Drawing Layer" svg:x1="3.325cm" svg:y1="7.784cm" svg:x2="2.897cm" svg:y2="8.482cm">
          <text:p/>
        </draw:line>
        <draw:line draw:style-name="gr5" draw:text-style-name="P1" draw:layer="Drawing Layer" svg:x1="2.982cm" svg:y1="7.619cm" svg:x2="2.554cm" svg:y2="8.317cm">
          <text:p/>
        </draw:line>
        <draw:line draw:style-name="gr5" draw:text-style-name="P1" draw:layer="Drawing Layer" svg:x1="4.062cm" svg:y1="8.139cm" svg:x2="3.634cm" svg:y2="8.837cm">
          <text:p/>
        </draw:line>
        <draw:line draw:style-name="gr5" draw:text-style-name="P1" draw:layer="Drawing Layer" svg:x1="3.68cm" svg:y1="7.217cm" svg:x2="3.252cm" svg:y2="7.915cm">
          <text:p/>
        </draw:line>
        <draw:line draw:style-name="gr5" draw:text-style-name="P1" draw:layer="Drawing Layer" svg:x1="4.944cm" svg:y1="6.75cm" svg:x2="4.03cm" svg:y2="8.179cm">
          <text:p/>
        </draw:line>
        <draw:line draw:style-name="gr5" draw:text-style-name="P1" draw:layer="Drawing Layer" svg:x1="4.578cm" svg:y1="6.589cm" svg:x2="4.087cm" svg:y2="7.467cm">
          <text:p/>
        </draw:line>
        <draw:line draw:style-name="gr5" draw:text-style-name="P1" draw:layer="Drawing Layer" svg:x1="4.379cm" svg:y1="7.606cm" svg:x2="3.72cm" svg:y2="7.263cm">
          <text:p/>
        </draw:line>
        <draw:line draw:style-name="gr5" draw:text-style-name="P1" draw:layer="Drawing Layer" svg:x1="4.049cm" svg:y1="8.125cm" svg:x2="3.366cm" svg:y2="7.765cm">
          <text:p/>
        </draw:line>
        <draw:line draw:style-name="gr5" draw:text-style-name="P1" draw:layer="Drawing Layer" svg:x1="3.314cm" svg:y1="7.771cm" svg:x2="2.655cm" svg:y2="7.428cm">
          <text:p/>
        </draw:line>
        <draw:line draw:style-name="gr5" draw:text-style-name="P1" draw:layer="Drawing Layer" svg:x1="4.952cm" svg:y1="7.704cm" svg:x2="4.452cm" svg:y2="7.462cm">
          <text:p/>
        </draw:line>
        <draw:line draw:style-name="gr5" draw:text-style-name="P1" draw:layer="Drawing Layer" svg:x1="4.552cm" svg:y1="8.404cm" svg:x2="4.052cm" svg:y2="8.162cm">
          <text:p/>
        </draw:line>
        <draw:line draw:style-name="gr5" draw:text-style-name="P1" draw:layer="Drawing Layer" svg:x1="5.88cm" svg:y1="7.757cm" svg:x2="5.125cm" svg:y2="7.405cm">
          <text:p/>
        </draw:line>
        <draw:line draw:style-name="gr5" draw:text-style-name="P1" draw:layer="Drawing Layer" svg:x1="5.694cm" svg:y1="8.105cm" svg:x2="4.939cm" svg:y2="7.753cm">
          <text:p/>
        </draw:line>
        <draw:line draw:style-name="gr5" draw:text-style-name="P1" draw:layer="Drawing Layer" svg:x1="5.498cm" svg:y1="8.427cm" svg:x2="4.718cm" svg:y2="8.056cm">
          <text:p/>
        </draw:line>
        <draw:line draw:style-name="gr5" draw:text-style-name="P1" draw:layer="Drawing Layer" svg:x1="6.625cm" svg:y1="8.131cm" svg:x2="5.87cm" svg:y2="7.779cm">
          <text:p/>
        </draw:line>
        <draw:line draw:style-name="gr5" draw:text-style-name="P1" draw:layer="Drawing Layer" svg:x1="6.48cm" svg:y1="8.422cm" svg:x2="5.7cm" svg:y2="8.121cm">
          <text:p/>
        </draw:line>
        <draw:line draw:style-name="gr5" draw:text-style-name="P1" draw:layer="Drawing Layer" svg:x1="6.137cm" svg:y1="7.329cm" svg:x2="5.505cm" svg:y2="8.442cm">
          <text:p/>
        </draw:line>
        <draw:line draw:style-name="gr5" draw:text-style-name="P1" draw:layer="Drawing Layer" svg:x1="5.509cm" svg:y1="8.888cm" svg:x2="4.523cm" svg:y2="8.408cm">
          <text:p/>
        </draw:line>
        <draw:line draw:style-name="gr5" draw:text-style-name="P1" draw:layer="Drawing Layer" svg:x1="5.686cm" svg:y1="8.57cm" svg:x2="5.499cm" svg:y2="8.428cm">
          <text:p/>
        </draw:line>
        <draw:line draw:style-name="gr3" draw:text-style-name="P1" draw:layer="Drawing Layer" svg:x1="4.824cm" svg:y1="10.435cm" svg:x2="1.582cm" svg:y2="8.862cm">
          <text:p/>
        </draw:line>
        <draw:line draw:style-name="gr5" draw:text-style-name="P1" draw:layer="Drawing Layer" svg:x1="3.536cm" svg:y1="9.783cm" svg:x2="3.989cm" svg:y2="9.058cm">
          <text:p/>
        </draw:line>
        <draw:line draw:style-name="gr5" draw:text-style-name="P1" draw:layer="Drawing Layer" svg:x1="3.188cm" svg:y1="9.599cm" svg:x2="3.641cm" svg:y2="8.874cm">
          <text:p/>
        </draw:line>
        <draw:line draw:style-name="gr5" draw:text-style-name="P1" draw:layer="Drawing Layer" svg:x1="2.457cm" svg:y1="9.243cm" svg:x2="2.913cm" svg:y2="8.503cm">
          <text:p/>
        </draw:line>
        <draw:line draw:style-name="gr5" draw:text-style-name="P1" draw:layer="Drawing Layer" svg:x1="4.225cm" svg:y1="10.177cm" svg:x2="4.714cm" svg:y2="9.402cm">
          <text:p/>
        </draw:line>
        <draw:line draw:style-name="gr5" draw:text-style-name="P1" draw:layer="Drawing Layer" svg:x1="5.66cm" svg:y1="8.537cm" svg:x2="5.078cm" svg:y2="9.571cm">
          <text:p/>
        </draw:line>
        <draw:line draw:style-name="gr5" draw:text-style-name="P1" draw:layer="Drawing Layer" svg:x1="5.784cm" svg:y1="9.68cm" svg:x2="4.245cm" svg:y2="10.133cm">
          <text:p/>
        </draw:line>
        <draw:line draw:style-name="gr3" draw:text-style-name="P1" draw:layer="Drawing Layer" svg:x1="7.859cm" svg:y1="6.092cm" svg:x2="4.305cm" svg:y2="4.342cm">
          <text:p/>
        </draw:line>
        <draw:line draw:style-name="gr5" draw:text-style-name="P1" draw:layer="Drawing Layer" svg:x1="7.497cm" svg:y1="5.93cm" svg:x2="6.572cm" svg:y2="7.496cm">
          <text:p/>
        </draw:line>
        <draw:line draw:style-name="gr5" draw:text-style-name="P1" draw:layer="Drawing Layer" svg:x1="7.148cm" svg:y1="5.779cm" svg:x2="6.223cm" svg:y2="7.345cm">
          <text:p/>
        </draw:line>
        <draw:line draw:style-name="gr5" draw:text-style-name="P1" draw:layer="Drawing Layer" svg:x1="6.822cm" svg:y1="5.62cm" svg:x2="5.897cm" svg:y2="7.186cm">
          <text:p/>
        </draw:line>
        <draw:line draw:style-name="gr5" draw:text-style-name="P1" draw:layer="Drawing Layer" svg:x1="6.457cm" svg:y1="5.468cm" svg:x2="5.532cm" svg:y2="7.034cm">
          <text:p/>
        </draw:line>
        <draw:line draw:style-name="gr5" draw:text-style-name="P1" draw:layer="Drawing Layer" svg:x1="6.124cm" svg:y1="5.301cm" svg:x2="5.199cm" svg:y2="6.867cm">
          <text:p/>
        </draw:line>
        <draw:line draw:style-name="gr5" draw:text-style-name="P1" draw:layer="Drawing Layer" svg:x1="5.791cm" svg:y1="5.126cm" svg:x2="4.866cm" svg:y2="6.692cm">
          <text:p/>
        </draw:line>
        <draw:line draw:style-name="gr5" draw:text-style-name="P1" draw:layer="Drawing Layer" svg:x1="5.45cm" svg:y1="4.935cm" svg:x2="4.525cm" svg:y2="6.501cm">
          <text:p/>
        </draw:line>
        <draw:line draw:style-name="gr5" draw:text-style-name="P1" draw:layer="Drawing Layer" svg:x1="5.093cm" svg:y1="4.752cm" svg:x2="4.168cm" svg:y2="6.318cm">
          <text:p/>
        </draw:line>
        <draw:line draw:style-name="gr5" draw:text-style-name="P1" draw:layer="Drawing Layer" svg:x1="7.429cm" svg:y1="6.896cm" svg:x2="4.647cm" svg:y2="5.523cm">
          <text:p/>
        </draw:line>
        <draw:line draw:style-name="gr5" draw:text-style-name="P1" draw:layer="Drawing Layer" svg:x1="10.066cm" svg:y1="6.073cm" svg:x2="9.463cm" svg:y2="6.884cm">
          <text:p/>
        </draw:line>
        <draw:line draw:style-name="gr5" draw:text-style-name="P1" draw:layer="Drawing Layer" svg:x1="9.475cm" svg:y1="6.876cm" svg:x2="8.766cm" svg:y2="7.667cm">
          <text:p/>
        </draw:line>
        <draw:line draw:style-name="gr5" draw:text-style-name="P1" draw:layer="Drawing Layer" svg:x1="9.476cm" svg:y1="6.877cm" svg:x2="7.899cm" svg:y2="6.275cm">
          <text:p/>
        </draw:line>
        <draw:line draw:style-name="gr5" draw:text-style-name="P1" draw:layer="Drawing Layer" svg:x1="9.964cm" svg:y1="6.066cm" svg:x2="8.357cm" svg:y2="5.462cm">
          <text:p/>
        </draw:line>
        <draw:line draw:style-name="gr5" draw:text-style-name="P1" draw:layer="Drawing Layer" svg:x1="8.757cm" svg:y1="7.648cm" svg:x2="7.412cm" svg:y2="7.133cm">
          <text:p/>
        </draw:line>
        <draw:line draw:style-name="gr5" draw:text-style-name="P1" draw:layer="Drawing Layer" svg:x1="8.826cm" svg:y1="8.117cm" svg:x2="7.184cm" svg:y2="7.496cm">
          <text:p/>
        </draw:line>
        <draw:line draw:style-name="gr5" draw:text-style-name="P1" draw:layer="Drawing Layer" svg:x1="8.308cm" svg:y1="8.492cm" svg:x2="6.794cm" svg:y2="7.926cm">
          <text:p/>
        </draw:line>
        <draw:line draw:style-name="gr5" draw:text-style-name="P1" draw:layer="Drawing Layer" svg:x1="8.008cm" svg:y1="8.738cm" svg:x2="6.63cm" svg:y2="8.219cm">
          <text:p/>
        </draw:line>
        <draw:line draw:style-name="gr5" draw:text-style-name="P1" draw:layer="Drawing Layer" svg:x1="7.728cm" svg:y1="8.929cm" svg:x2="6.494cm" svg:y2="8.444cm">
          <text:p/>
        </draw:line>
        <draw:line draw:style-name="gr5" draw:text-style-name="P1" draw:layer="Drawing Layer" svg:x1="7.367cm" svg:y1="9.133cm" svg:x2="6.323cm" svg:y2="8.758cm">
          <text:p/>
        </draw:line>
        <draw:line draw:style-name="gr5" draw:text-style-name="P1" draw:layer="Drawing Layer" svg:x1="6.761cm" svg:y1="9.453cm" svg:x2="6.1cm" svg:y2="9.224cm">
          <text:p/>
        </draw:line>
        <draw:line draw:style-name="gr5" draw:text-style-name="P1" draw:layer="Drawing Layer" svg:x1="8.402cm" svg:y1="5.447cm" svg:x2="7.21cm" svg:y2="7.489cm">
          <text:p/>
        </draw:line>
        <draw:line draw:style-name="gr5" draw:text-style-name="P1" draw:layer="Drawing Layer" svg:x1="9.14cm" svg:y1="7.892cm" svg:x2="8.739cm" svg:y2="7.647cm">
          <text:p/>
        </draw:line>
        <draw:line draw:style-name="gr5" draw:text-style-name="P1" draw:layer="Drawing Layer" svg:x1="9.4cm" svg:y1="7.675cm" svg:x2="8.999cm" svg:y2="7.43cm">
          <text:p/>
        </draw:line>
        <draw:line draw:style-name="gr5" draw:text-style-name="P1" draw:layer="Drawing Layer" svg:x1="10.006cm" svg:y1="7.217cm" svg:x2="9.464cm" svg:y2="6.926cm">
          <text:p/>
        </draw:line>
        <draw:line draw:style-name="gr5" draw:text-style-name="P1" draw:layer="Drawing Layer" svg:x1="10.115cm" svg:y1="7.121cm" svg:x2="9.532cm" svg:y2="6.811cm">
          <text:p/>
        </draw:line>
        <draw:line draw:style-name="gr5" draw:text-style-name="P1" draw:layer="Drawing Layer" svg:x1="8.628cm" svg:y1="5.02cm" svg:x2="8.364cm" svg:y2="5.5cm">
          <text:p/>
        </draw:line>
        <draw:line draw:style-name="gr5" draw:text-style-name="P1" draw:layer="layout" svg:x1="10.982cm" svg:y1="5.912cm" svg:x2="16.162cm" svg:y2="8.427cm">
          <text:p/>
        </draw:line>
        <draw:line draw:style-name="gr5" draw:text-style-name="P1" draw:layer="layout" svg:x1="15.064cm" svg:y1="5.005cm" svg:x2="14.228cm" svg:y2="7.464cm">
          <text:p/>
        </draw:line>
        <draw:line draw:style-name="gr7" draw:text-style-name="P1" draw:layer="layout" svg:x1="16.719cm" svg:y1="4.95cm" svg:x2="16.75cm" svg:y2="7.377cm">
          <text:p/>
        </draw:line>
        <draw:line draw:style-name="gr7" draw:text-style-name="P1" draw:layer="layout" svg:x1="18.501cm" svg:y1="4.926cm" svg:x2="18.517cm" svg:y2="5.968cm">
          <text:p/>
        </draw:line>
        <draw:line draw:style-name="gr7" draw:text-style-name="P1" draw:layer="layout" svg:x1="16.726cm" svg:y1="6cm" svg:x2="19.527cm" svg:y2="5.976cm">
          <text:p/>
        </draw:line>
        <draw:line draw:style-name="gr7" draw:text-style-name="P1" draw:layer="layout" svg:x1="20.658cm" svg:y1="6.477cm" svg:x2="19.504cm" svg:y2="5.968cm">
          <text:p/>
        </draw:line>
        <draw:line draw:style-name="gr7" draw:text-style-name="P1" draw:layer="layout" svg:x1="19.456cm" svg:y1="9.023cm" svg:x2="20.658cm" svg:y2="6.453cm">
          <text:p/>
        </draw:line>
        <draw:line draw:style-name="gr7" draw:text-style-name="P1" draw:layer="layout" svg:x1="16.512cm" svg:y1="7.694cm" svg:x2="19.289cm" svg:y2="9.079cm">
          <text:p/>
        </draw:line>
        <draw:line draw:style-name="gr7" draw:text-style-name="P1" draw:layer="layout" svg:x1="19.472cm" svg:y1="9.023cm" svg:x2="19.265cm" svg:y2="9.087cm">
          <text:p/>
        </draw:line>
        <draw:line draw:style-name="gr7" draw:text-style-name="P1" draw:layer="layout" svg:x1="16.735cm" svg:y1="7.353cm" svg:x2="14.992cm" svg:y2="10.838cm">
          <text:p/>
        </draw:line>
        <draw:line draw:style-name="gr7" draw:text-style-name="P1" draw:layer="layout" svg:x1="14.523cm" svg:y1="7.623cm" svg:x2="15.509cm" svg:y2="6.907cm">
          <text:p/>
        </draw:line>
        <draw:line draw:style-name="gr7" draw:text-style-name="P1" draw:layer="layout" svg:x1="16.743cm" svg:y1="7.106cm" svg:x2="15.494cm" svg:y2="6.931cm">
          <text:p/>
        </draw:line>
        <draw:line draw:style-name="gr7" draw:text-style-name="P1" draw:layer="layout" svg:x1="15.311cm" svg:y1="6.135cm" svg:x2="15.47cm" svg:y2="6.931cm">
          <text:p/>
        </draw:line>
        <draw:line draw:style-name="gr7" draw:text-style-name="P1" draw:layer="layout" svg:x1="16.703cm" svg:y1="6.088cm" svg:x2="15.271cm" svg:y2="6.159cm">
          <text:p/>
        </draw:line>
        <draw:line draw:style-name="gr7" draw:text-style-name="P1" draw:layer="layout" svg:x1="15.764cm" svg:y1="5.292cm" svg:x2="15.788cm" svg:y2="6.143cm">
          <text:p/>
        </draw:line>
        <draw:line draw:style-name="gr7" draw:text-style-name="P1" draw:layer="layout" svg:x1="15.342cm" svg:y1="5.308cm" svg:x2="15.342cm" svg:y2="6.127cm">
          <text:p/>
        </draw:line>
        <draw:line draw:style-name="gr7" draw:text-style-name="P1" draw:layer="layout" svg:x1="16.504cm" svg:y1="5.276cm" svg:x2="14.976cm" svg:y2="5.324cm">
          <text:p/>
        </draw:line>
        <draw:line draw:style-name="gr7" draw:text-style-name="P1" draw:layer="layout" svg:x1="16.687cm" svg:y1="5.443cm" svg:x2="16.472cm" svg:y2="5.252cm">
          <text:p/>
        </draw:line>
        <draw:line draw:style-name="gr7" draw:text-style-name="P1" draw:layer="layout" svg:x1="15.159cm" svg:y1="7.146cm" svg:x2="14.435cm" svg:y2="6.788cm">
          <text:p/>
        </draw:line>
        <draw:line draw:style-name="gr7" draw:text-style-name="P1" draw:layer="layout" svg:x1="19.066cm" svg:y1="4.926cm" svg:x2="19.082cm" svg:y2="5.96cm">
          <text:p/>
        </draw:line>
        <draw:line draw:style-name="gr7" draw:text-style-name="P1" draw:layer="layout" svg:x1="19.552cm" svg:y1="4.934cm" svg:x2="19.544cm" svg:y2="5.976cm">
          <text:p/>
        </draw:line>
        <draw:line draw:style-name="gr7" draw:text-style-name="P1" draw:layer="layout" svg:x1="20.451cm" svg:y1="5.157cm" svg:x2="19.886cm" svg:y2="6.143cm">
          <text:p/>
        </draw:line>
        <draw:line draw:style-name="gr7" draw:text-style-name="P1" draw:layer="layout" svg:x1="20.785cm" svg:y1="5.507cm" svg:x2="20.356cm" svg:y2="6.35cm">
          <text:p/>
        </draw:line>
        <draw:line draw:style-name="gr7" draw:text-style-name="P1" draw:layer="layout" svg:x1="21.358cm" svg:y1="5.714cm" svg:x2="20.897cm" svg:y2="6.525cm">
          <text:p/>
        </draw:line>
        <draw:line draw:style-name="gr7" draw:text-style-name="P1" draw:layer="layout" svg:x1="20.793cm" svg:y1="6.501cm" svg:x2="19.226cm" svg:y2="9.843cm">
          <text:p/>
        </draw:line>
        <draw:line draw:style-name="gr7" draw:text-style-name="P1" draw:layer="layout" svg:x1="16.225cm" svg:y1="8.371cm" svg:x2="20.848cm" svg:y2="10.678cm">
          <text:p/>
        </draw:line>
        <draw:line draw:style-name="gr7" draw:text-style-name="P1" draw:layer="layout" svg:x1="19.869cm" svg:y1="12.214cm" svg:x2="20.848cm" svg:y2="10.702cm">
          <text:p/>
        </draw:line>
        <draw:line draw:style-name="gr7" draw:text-style-name="P1" draw:layer="layout" svg:x1="22.973cm" svg:y1="6.254cm" svg:x2="20.832cm" svg:y2="10.71cm">
          <text:p/>
        </draw:line>
        <draw:line draw:style-name="gr7" draw:text-style-name="P1" draw:layer="layout" svg:x1="21.803cm" svg:y1="5.848cm" svg:x2="19.766cm" svg:y2="10.145cm">
          <text:p/>
        </draw:line>
        <draw:line draw:style-name="gr7" draw:text-style-name="P1" draw:layer="layout" svg:x1="22.28cm" svg:y1="5.992cm" svg:x2="20.227cm" svg:y2="10.408cm">
          <text:p/>
        </draw:line>
        <draw:line draw:style-name="gr7" draw:text-style-name="P1" draw:layer="layout" svg:x1="21.15cm" svg:y1="10.09cm" svg:x2="20.506cm" svg:y2="9.819cm">
          <text:p/>
        </draw:line>
        <draw:line draw:style-name="gr7" draw:text-style-name="P1" draw:layer="layout" svg:x1="21.413cm" svg:y1="9.477cm" svg:x2="20.8cm" svg:y2="9.19cm">
          <text:p/>
        </draw:line>
        <draw:line draw:style-name="gr7" draw:text-style-name="P1" draw:layer="layout" svg:x1="21.986cm" svg:y1="8.331cm" svg:x2="21.317cm" svg:y2="8.06cm">
          <text:p/>
        </draw:line>
        <draw:line draw:style-name="gr7" draw:text-style-name="P1" draw:layer="layout" svg:x1="22.559cm" svg:y1="7.106cm" svg:x2="21.429cm" svg:y2="6.676cm">
          <text:p/>
        </draw:line>
        <draw:line draw:style-name="gr7" draw:text-style-name="P1" draw:layer="layout" svg:x1="22.296cm" svg:y1="7.694cm" svg:x2="21.118cm" svg:y2="7.257cm">
          <text:p/>
        </draw:line>
        <draw:line draw:style-name="gr7" draw:text-style-name="P1" draw:layer="layout" svg:x1="21.294cm" svg:y1="8.045cm" svg:x2="20.856cm" svg:y2="7.862cm">
          <text:p/>
        </draw:line>
        <draw:line draw:style-name="gr7" draw:text-style-name="P1" draw:layer="layout" svg:x1="21.055cm" svg:y1="8.602cm" svg:x2="20.601cm" svg:y2="8.411cm">
          <text:p/>
        </draw:line>
        <draw:line draw:style-name="gr7" draw:text-style-name="P1" draw:layer="layout" svg:x1="20.824cm" svg:y1="9.175cm" svg:x2="20.323cm" svg:y2="8.991cm">
          <text:p/>
        </draw:line>
        <draw:line draw:style-name="gr7" draw:text-style-name="P1" draw:layer="layout" svg:x1="20.538cm" svg:y1="9.811cm" svg:x2="20.044cm" svg:y2="9.564cm">
          <text:p/>
        </draw:line>
        <draw:line draw:style-name="gr7" draw:text-style-name="P1" draw:layer="layout" svg:x1="20.052cm" svg:y1="9.493cm" svg:x2="19.479cm" svg:y2="9.238cm">
          <text:p/>
        </draw:line>
        <draw:line draw:style-name="gr7" draw:text-style-name="P1" draw:layer="layout" svg:x1="20.482cm" svg:y1="8.594cm" svg:x2="19.917cm" svg:y2="8.339cm">
          <text:p/>
        </draw:line>
        <draw:line draw:style-name="gr7" draw:text-style-name="P1" draw:layer="layout" svg:x1="21.373cm" svg:y1="6.708cm" svg:x2="20.776cm" svg:y2="6.493cm">
          <text:p/>
        </draw:line>
        <draw:line draw:style-name="gr7" draw:text-style-name="P1" draw:layer="layout" svg:x1="20.864cm" svg:y1="7.742cm" svg:x2="20.251cm" svg:y2="7.567cm">
          <text:p/>
        </draw:line>
        <draw:line draw:style-name="gr7" draw:text-style-name="P1" draw:layer="layout" svg:x1="16.702cm" svg:y1="6.986cm" svg:x2="19.527cm" svg:y2="6.891cm">
          <text:p/>
        </draw:line>
        <draw:line draw:style-name="gr7" draw:text-style-name="P1" draw:layer="layout" svg:x1="19.535cm" svg:y1="5.984cm" svg:x2="19.503cm" svg:y2="6.883cm">
          <text:p/>
        </draw:line>
        <draw:line draw:style-name="gr7" draw:text-style-name="P1" draw:layer="layout" svg:x1="18.668cm" svg:y1="5.952cm" svg:x2="18.691cm" svg:y2="6.891cm">
          <text:p/>
        </draw:line>
        <draw:line draw:style-name="gr7" draw:text-style-name="P1" draw:layer="layout" svg:x1="17.729cm" svg:y1="5.984cm" svg:x2="17.76cm" svg:y2="6.931cm">
          <text:p/>
        </draw:line>
        <draw:line draw:style-name="gr7" draw:text-style-name="P1" draw:layer="layout" svg:x1="18.668cm" svg:y1="6.477cm" svg:x2="17.745cm" svg:y2="6.493cm">
          <text:p/>
        </draw:line>
        <draw:line draw:style-name="gr7" draw:text-style-name="P1" draw:layer="layout" svg:x1="19.519cm" svg:y1="6.437cm" svg:x2="18.684cm" svg:y2="6.469cm">
          <text:p/>
        </draw:line>
        <draw:line draw:style-name="gr7" draw:text-style-name="P1" draw:layer="layout" svg:x1="20.084cm" svg:y1="6.214cm" svg:x2="19.869cm" svg:y2="7.058cm">
          <text:p/>
        </draw:line>
        <draw:line draw:style-name="gr7" draw:text-style-name="P1" draw:layer="layout" svg:x1="20.275cm" svg:y1="7.289cm" svg:x2="19.463cm" svg:y2="6.891cm">
          <text:p/>
        </draw:line>
        <draw:line draw:style-name="gr7" draw:text-style-name="P1" draw:layer="layout" svg:x1="20.084cm" svg:y1="7.599cm" svg:x2="18.691cm" svg:y2="7.36cm">
          <text:p/>
        </draw:line>
        <draw:line draw:style-name="gr7" draw:text-style-name="P1" draw:layer="layout" svg:x1="18.699cm" svg:y1="6.907cm" svg:x2="18.668cm" svg:y2="7.36cm">
          <text:p/>
        </draw:line>
        <draw:line draw:style-name="gr7" draw:text-style-name="P1" draw:layer="layout" svg:x1="19.471cm" svg:y1="6.899cm" svg:x2="19.392cm" svg:y2="7.464cm">
          <text:p/>
        </draw:line>
        <draw:line draw:style-name="gr7" draw:text-style-name="P1" draw:layer="layout" svg:x1="18.596cm" svg:y1="8.713cm" svg:x2="19.392cm" svg:y2="7.456cm">
          <text:p/>
        </draw:line>
        <draw:line draw:style-name="gr7" draw:text-style-name="P1" draw:layer="layout" svg:x1="18.087cm" svg:y1="8.466cm" svg:x2="18.684cm" svg:y2="7.336cm">
          <text:p/>
        </draw:line>
        <draw:line draw:style-name="gr7" draw:text-style-name="P1" draw:layer="layout" svg:x1="19.018cm" svg:y1="8.045cm" svg:x2="18.461cm" svg:y2="7.782cm">
          <text:p/>
        </draw:line>
        <draw:line draw:style-name="gr7" draw:text-style-name="P1" draw:layer="layout" svg:x1="18.548cm" svg:y1="7.575cm" svg:x2="17.721cm" svg:y2="7.273cm">
          <text:p/>
        </draw:line>
        <draw:line draw:style-name="gr7" draw:text-style-name="P1" draw:layer="layout" svg:x1="18.333cm" svg:y1="8.005cm" svg:x2="17.585cm" svg:y2="7.639cm">
          <text:p/>
        </draw:line>
        <draw:line draw:style-name="gr7" draw:text-style-name="P1" draw:layer="layout" svg:x1="17.267cm" svg:y1="8.084cm" svg:x2="17.729cm" svg:y2="7.289cm">
          <text:p/>
        </draw:line>
        <draw:line draw:style-name="gr7" draw:text-style-name="P1" draw:layer="layout" svg:x1="17.76cm" svg:y1="6.931cm" svg:x2="17.737cm" svg:y2="7.281cm">
          <text:p/>
        </draw:line>
        <draw:line draw:style-name="gr7" draw:text-style-name="P1" draw:layer="layout" svg:x1="17.601cm" svg:y1="7.472cm" svg:x2="16.909cm" svg:y2="7.273cm">
          <text:p/>
        </draw:line>
        <draw:line draw:style-name="gr7" draw:text-style-name="P1" draw:layer="layout" svg:x1="16.893cm" svg:y1="6.962cm" svg:x2="16.901cm" svg:y2="7.312cm">
          <text:p/>
        </draw:line>
        <draw:line draw:style-name="gr7" draw:text-style-name="P1" draw:layer="layout" svg:x1="16.686cm" svg:y1="7.79cm" svg:x2="16.893cm" svg:y2="7.265cm">
          <text:p/>
        </draw:line>
        <draw:line draw:style-name="gr7" draw:text-style-name="P1" draw:layer="layout" svg:x1="15.93cm" svg:y1="8.936cm" svg:x2="16.591cm" svg:y2="9.214cm">
          <text:p/>
        </draw:line>
        <draw:line draw:style-name="gr7" draw:text-style-name="P1" draw:layer="layout" svg:x1="16.05cm" svg:y1="10.09cm" svg:x2="16.567cm" svg:y2="9.214cm">
          <text:p/>
        </draw:line>
        <draw:line draw:style-name="gr7" draw:text-style-name="P1" draw:layer="layout" svg:x1="15.469cm" svg:y1="9.835cm" svg:x2="16.352cm" svg:y2="10.265cm">
          <text:p/>
        </draw:line>
        <draw:line draw:style-name="gr7" draw:text-style-name="P1" draw:layer="layout" svg:x1="15.485cm" svg:y1="10.121cm" svg:x2="16.097cm" svg:y2="10.408cm">
          <text:p/>
        </draw:line>
        <draw:line draw:style-name="gr7" draw:text-style-name="P1" draw:layer="layout" svg:x1="16.145cm" svg:y1="10.153cm" svg:x2="15.731cm" svg:y2="11.005cm">
          <text:p/>
        </draw:line>
        <draw:line draw:style-name="gr7" draw:text-style-name="P1" draw:layer="layout" svg:x1="16.32cm" svg:y1="10.233cm" svg:x2="15.883cm" svg:y2="11.116cm">
          <text:p/>
        </draw:line>
        <draw:line draw:style-name="gr7" draw:text-style-name="P1" draw:layer="layout" svg:x1="15.509cm" svg:y1="10.106cm" svg:x2="15.15cm" svg:y2="10.782cm">
          <text:p/>
        </draw:line>
        <draw:line draw:style-name="gr7" draw:text-style-name="P1" draw:layer="layout" svg:x1="16.035cm" svg:y1="10.799cm" svg:x2="16.496cm" svg:y2="11.013cm">
          <text:p/>
        </draw:line>
        <draw:line draw:style-name="gr7" draw:text-style-name="P1" draw:layer="layout" svg:x1="16.894cm" svg:y1="10.226cm" svg:x2="16.313cm" svg:y2="11.324cm">
          <text:p/>
        </draw:line>
        <draw:line draw:style-name="gr7" draw:text-style-name="P1" draw:layer="layout" svg:x1="18.008cm" svg:y1="10.671cm" svg:x2="16.87cm" svg:y2="10.21cm">
          <text:p/>
        </draw:line>
        <draw:line draw:style-name="gr7" draw:text-style-name="P1" draw:layer="layout" svg:x1="17.165cm" svg:y1="10.862cm" svg:x2="17.801cm" svg:y2="11.093cm">
          <text:p/>
        </draw:line>
        <draw:line draw:style-name="gr7" draw:text-style-name="P1" draw:layer="layout" svg:x1="18.008cm" svg:y1="10.663cm" svg:x2="17.793cm" svg:y2="11.093cm">
          <text:p/>
        </draw:line>
        <draw:line draw:style-name="gr7" draw:text-style-name="P1" draw:layer="layout" svg:x1="17.212cm" svg:y1="10.846cm" svg:x2="16.886cm" svg:y2="11.515cm">
          <text:p/>
        </draw:line>
        <draw:line draw:style-name="gr7" draw:text-style-name="P1" draw:layer="layout" svg:x1="17.738cm" svg:y1="11.22cm" svg:x2="17.141cm" svg:y2="11.005cm">
          <text:p/>
        </draw:line>
        <draw:line draw:style-name="gr7" draw:text-style-name="P1" draw:layer="layout" svg:x1="17.467cm" svg:y1="11.682cm" svg:x2="17.745cm" svg:y2="11.181cm">
          <text:p/>
        </draw:line>
        <draw:line draw:style-name="gr7" draw:text-style-name="P1" draw:layer="layout" svg:x1="16.337cm" svg:y1="11.244cm" svg:x2="17.475cm" svg:y2="11.706cm">
          <text:p/>
        </draw:line>
        <draw:line draw:style-name="gr7" draw:text-style-name="P1" draw:layer="layout" svg:x1="16.639cm" svg:y1="10.727cm" svg:x2="17.141cm" svg:y2="10.95cm">
          <text:p/>
        </draw:line>
        <draw:line draw:style-name="gr7" draw:text-style-name="P1" draw:layer="layout" svg:x1="18.183cm" svg:y1="10.663cm" svg:x2="17.682cm" svg:y2="11.65cm">
          <text:p/>
        </draw:line>
        <draw:line draw:style-name="gr7" draw:text-style-name="P1" draw:layer="layout" svg:x1="17.682cm" svg:y1="11.841cm" svg:x2="17.682cm" svg:y2="11.785cm">
          <text:p/>
        </draw:line>
        <draw:line draw:style-name="gr7" draw:text-style-name="P1" draw:layer="layout" svg:x1="17.674cm" svg:y1="11.801cm" svg:x2="17.682cm" svg:y2="11.618cm">
          <text:p/>
        </draw:line>
        <draw:line draw:style-name="gr7" draw:text-style-name="P1" draw:layer="layout" svg:x1="17.984cm" svg:y1="11.117cm" svg:x2="18.398cm" svg:y2="11.316cm">
          <text:p/>
        </draw:line>
        <draw:line draw:style-name="gr7" draw:text-style-name="P1" draw:layer="layout" svg:x1="18.645cm" svg:y1="10.854cm" svg:x2="18.056cm" svg:y2="11.936cm">
          <text:p/>
        </draw:line>
        <draw:line draw:style-name="gr7" draw:text-style-name="P1" draw:layer="layout" svg:x1="18.844cm" svg:y1="11.411cm" svg:x2="18.446cm" svg:y2="11.228cm">
          <text:p/>
        </draw:line>
        <draw:line draw:style-name="gr7" draw:text-style-name="P1" draw:layer="layout" svg:x1="18.462cm" svg:y1="12.088cm" svg:x2="18.82cm" svg:y2="11.403cm">
          <text:p/>
        </draw:line>
        <draw:line draw:style-name="gr7" draw:text-style-name="P1" draw:layer="layout" svg:x1="17.674cm" svg:y1="11.817cm" svg:x2="19.393cm" svg:y2="12.486cm">
          <text:p/>
        </draw:line>
        <draw:line draw:style-name="gr7" draw:text-style-name="P1" draw:layer="layout" svg:x1="19.862cm" svg:y1="12.191cm" svg:x2="19.679cm" svg:y2="12.398cm">
          <text:p/>
        </draw:line>
        <draw:line draw:style-name="gr7" draw:text-style-name="P1" draw:layer="layout" svg:x1="19.401cm" svg:y1="12.47cm" svg:x2="19.687cm" svg:y2="12.382cm">
          <text:p/>
        </draw:line>
        <draw:line draw:style-name="gr7" draw:text-style-name="P1" draw:layer="layout" svg:x1="18.159cm" svg:y1="10.647cm" svg:x2="18.676cm" svg:y2="10.846cm">
          <text:p/>
        </draw:line>
        <draw:line draw:style-name="gr7" draw:text-style-name="P1" draw:layer="layout" svg:x1="16.377cm" svg:y1="10.146cm" svg:x2="16.321cm" svg:y2="10.265cm">
          <text:p/>
        </draw:line>
        <draw:line draw:style-name="gr7" draw:text-style-name="P1" draw:layer="layout" svg:x1="16.807cm" svg:y1="10.321cm" svg:x2="16.353cm" svg:y2="10.106cm">
          <text:p/>
        </draw:line>
        <draw:line draw:style-name="gr7" draw:text-style-name="P1" draw:layer="layout" svg:x1="13.941cm" svg:y1="8.53cm" svg:x2="15.652cm" svg:y2="9.214cm">
          <text:p/>
        </draw:line>
        <draw:line draw:style-name="gr7" draw:text-style-name="P1" draw:layer="layout" svg:x1="16.074cm" svg:y1="8.371cm" svg:x2="15.652cm" svg:y2="9.222cm">
          <text:p/>
        </draw:line>
        <draw:line draw:style-name="gr7" draw:text-style-name="P1" draw:layer="layout" svg:x1="15.604cm" svg:y1="8.132cm" svg:x2="15.23cm" svg:y2="9.023cm">
          <text:p/>
        </draw:line>
        <draw:line draw:style-name="gr7" draw:text-style-name="P1" draw:layer="layout" svg:x1="15.23cm" svg:y1="7.997cm" svg:x2="14.848cm" svg:y2="8.888cm">
          <text:p/>
        </draw:line>
        <draw:line draw:style-name="gr7" draw:text-style-name="P1" draw:layer="layout" svg:x1="14.84cm" svg:y1="7.774cm" svg:x2="14.403cm" svg:y2="8.705cm">
          <text:p/>
        </draw:line>
        <draw:line draw:style-name="gr7" draw:text-style-name="P1" draw:layer="layout" svg:x1="14.411cm" svg:y1="7.591cm" svg:x2="13.965cm" svg:y2="8.514cm">
          <text:p/>
        </draw:line>
        <draw:line draw:style-name="gr7" draw:text-style-name="P1" draw:layer="layout" svg:x1="13.854cm" svg:y1="7.726cm" svg:x2="14.077cm" svg:y2="8.14cm">
          <text:p/>
        </draw:line>
        <draw:line draw:style-name="gr7" draw:text-style-name="P1" draw:layer="layout" svg:x1="13.87cm" svg:y1="8.474cm" svg:x2="14.077cm" svg:y2="8.116cm">
          <text:p/>
        </draw:line>
        <draw:line draw:style-name="gr7" draw:text-style-name="P1" draw:layer="layout" svg:x1="12.596cm" svg:y1="7.941cm" svg:x2="13.917cm" svg:y2="8.45cm">
          <text:p/>
        </draw:line>
        <draw:line draw:style-name="gr7" draw:text-style-name="P1" draw:layer="layout" svg:x1="13.114cm" svg:y1="8.411cm" svg:x2="12.358cm" svg:y2="9.851cm">
          <text:p/>
        </draw:line>
        <draw:line draw:style-name="gr7" draw:text-style-name="P1" draw:layer="layout" svg:x1="15.62cm" svg:y1="9.334cm" svg:x2="13.114cm" svg:y2="8.403cm">
          <text:p/>
        </draw:line>
        <draw:line draw:style-name="gr7" draw:text-style-name="P1" draw:layer="layout" svg:x1="14.928cm" svg:y1="10.694cm" svg:x2="15.628cm" svg:y2="9.326cm">
          <text:p/>
        </draw:line>
        <draw:line draw:style-name="gr7" draw:text-style-name="P1" draw:layer="layout" svg:x1="12.374cm" svg:y1="9.819cm" svg:x2="13.464cm" svg:y2="10.185cm">
          <text:p/>
        </draw:line>
        <draw:line draw:style-name="gr7" draw:text-style-name="P1" draw:layer="layout" svg:x1="14.944cm" svg:y1="10.686cm" svg:x2="13.432cm" svg:y2="10.185cm">
          <text:p/>
        </draw:line>
        <draw:line draw:style-name="gr7" draw:text-style-name="P1" draw:layer="layout" svg:x1="14.1cm" svg:y1="8.777cm" svg:x2="13.392cm" svg:y2="10.169cm">
          <text:p/>
        </draw:line>
        <draw:line draw:style-name="gr7" draw:text-style-name="P1" draw:layer="layout" svg:x1="14.657cm" svg:y1="8.96cm" svg:x2="13.886cm" svg:y2="10.36cm">
          <text:p/>
        </draw:line>
        <draw:line draw:style-name="gr7" draw:text-style-name="P1" draw:layer="layout" svg:x1="15.254cm" svg:y1="9.994cm" svg:x2="14.236cm" svg:y2="9.644cm">
          <text:p/>
        </draw:line>
        <draw:line draw:style-name="gr7" draw:text-style-name="P1" draw:layer="layout" svg:x1="15.079cm" svg:y1="9.135cm" svg:x2="14.395cm" svg:y2="10.519cm">
          <text:p/>
        </draw:line>
        <draw:line draw:style-name="gr7" draw:text-style-name="P1" draw:layer="layout" svg:x1="13.631cm" svg:y1="8.578cm" svg:x2="12.899cm" svg:y2="9.986cm">
          <text:p/>
        </draw:line>
        <draw:line draw:style-name="gr7" draw:text-style-name="P1" draw:layer="layout" svg:x1="12.74cm" svg:y1="9.095cm" svg:x2="14.267cm" svg:y2="9.668cm">
          <text:p/>
        </draw:line>
        <draw:line draw:style-name="gr7" draw:text-style-name="P1" draw:layer="layout" svg:x1="11.379cm" svg:y1="9.151cm" svg:x2="12.382cm" svg:y2="9.803cm">
          <text:p/>
        </draw:line>
        <draw:line draw:style-name="gr7" draw:text-style-name="P1" draw:layer="layout" svg:x1="12.565cm" svg:y1="8.307cm" svg:x2="11.864cm" svg:y2="9.469cm">
          <text:p/>
        </draw:line>
        <draw:line draw:style-name="gr7" draw:text-style-name="P1" draw:layer="layout" svg:x1="13.114cm" svg:y1="8.387cm" svg:x2="12.565cm" svg:y2="8.307cm">
          <text:p/>
        </draw:line>
        <draw:line draw:style-name="gr7" draw:text-style-name="P1" draw:layer="layout" svg:x1="12.016cm" svg:y1="8.108cm" svg:x2="12.628cm" svg:y2="8.331cm">
          <text:p/>
        </draw:line>
        <draw:line draw:style-name="gr7" draw:text-style-name="P1" draw:layer="layout" svg:x1="11.411cm" svg:y1="9.143cm" svg:x2="12.023cm" svg:y2="8.108cm">
          <text:p/>
        </draw:line>
        <draw:line draw:style-name="gr7" draw:text-style-name="P1" draw:layer="layout" svg:x1="11.037cm" svg:y1="8.999cm" svg:x2="11.498cm" svg:y2="7.949cm">
          <text:p/>
        </draw:line>
        <draw:line draw:style-name="gr7" draw:text-style-name="P1" draw:layer="layout" svg:x1="11.411cm" svg:y1="9.167cm" svg:x2="10.989cm" svg:y2="8.999cm">
          <text:p/>
        </draw:line>
        <draw:line draw:style-name="gr7" draw:text-style-name="P1" draw:layer="layout" svg:x1="10.217cm" svg:y1="8.976cm" svg:x2="11.005cm" svg:y2="9.015cm">
          <text:p/>
        </draw:line>
        <draw:line draw:style-name="gr7" draw:text-style-name="P1" draw:layer="layout" svg:x1="10.99cm" svg:y1="7.783cm" svg:x2="10.25cm" svg:y2="9.008cm">
          <text:p/>
        </draw:line>
        <draw:line draw:style-name="gr7" draw:text-style-name="P1" draw:layer="layout" svg:x1="9.947cm" svg:y1="7.401cm" svg:x2="11.061cm" svg:y2="7.783cm">
          <text:p/>
        </draw:line>
        <draw:line draw:style-name="gr7" draw:text-style-name="P1" draw:layer="layout" svg:x1="10.353cm" svg:y1="6.884cm" svg:x2="11.388cm" svg:y2="7.313cm">
          <text:p/>
        </draw:line>
        <draw:line draw:style-name="gr7" draw:text-style-name="P1" draw:layer="layout" svg:x1="10.998cm" svg:y1="7.783cm" svg:x2="11.372cm" svg:y2="7.305cm">
          <text:p/>
        </draw:line>
        <draw:line draw:style-name="gr7" draw:text-style-name="P1" draw:layer="layout" svg:x1="12.024cm" svg:y1="8.101cm" svg:x2="10.966cm" svg:y2="7.751cm">
          <text:p/>
        </draw:line>
        <draw:line draw:style-name="gr7" draw:text-style-name="P1" draw:layer="layout" svg:x1="12.136cm" svg:y1="6.462cm" svg:x2="11.364cm" svg:y2="7.313cm">
          <text:p/>
        </draw:line>
        <draw:line draw:style-name="gr7" draw:text-style-name="P1" draw:layer="layout" svg:x1="8.864cm" svg:y1="9.525cm" svg:x2="9.97cm" svg:y2="8.976cm">
          <text:p/>
        </draw:line>
        <draw:line draw:style-name="gr7" draw:text-style-name="P1" draw:layer="layout" svg:x1="10.241cm" svg:y1="8.976cm" svg:x2="9.954cm" svg:y2="8.968cm">
          <text:p/>
        </draw:line>
        <draw:line draw:style-name="gr7" draw:text-style-name="P1" draw:layer="layout" svg:x1="7.559cm" svg:y1="10.647cm" svg:x2="8.148cm" svg:y2="10.114cm">
          <text:p/>
        </draw:line>
        <draw:line draw:style-name="gr7" draw:text-style-name="P1" draw:layer="layout" svg:x1="8.872cm" svg:y1="9.533cm" svg:x2="8.132cm" svg:y2="10.13cm">
          <text:p/>
        </draw:line>
        <draw:line draw:style-name="gr7" draw:text-style-name="P1" draw:layer="layout" svg:x1="6.119cm" svg:y1="11.634cm" svg:x2="7.551cm" svg:y2="10.639cm">
          <text:p/>
        </draw:line>
        <draw:line draw:style-name="gr7" draw:text-style-name="P1" draw:layer="layout" svg:x1="5.435cm" svg:y1="10.949cm" svg:x2="6.103cm" svg:y2="11.61cm">
          <text:p/>
        </draw:line>
        <draw:line draw:style-name="gr7" draw:text-style-name="P1" draw:layer="layout" svg:x1="5.498cm" svg:y1="10.241cm" svg:x2="5.395cm" svg:y2="10.926cm">
          <text:p/>
        </draw:line>
        <draw:line draw:style-name="gr7" draw:text-style-name="P1" draw:layer="layout" svg:x1="6.469cm" svg:y1="11.379cm" svg:x2="5.522cm" svg:y2="10.185cm">
          <text:p/>
        </draw:line>
        <draw:line draw:style-name="gr7" draw:text-style-name="P1" draw:layer="layout" svg:x1="6.008cm" svg:y1="9.931cm" svg:x2="6.803cm" svg:y2="11.14cm">
          <text:p/>
        </draw:line>
        <draw:line draw:style-name="gr7" draw:text-style-name="P1" draw:layer="layout" svg:x1="7.496cm" svg:y1="10.655cm" svg:x2="6.756cm" svg:y2="9.533cm">
          <text:p/>
        </draw:line>
        <draw:line draw:style-name="gr7" draw:text-style-name="P1" draw:layer="layout" svg:x1="7.161cm" svg:y1="9.254cm" svg:x2="7.893cm" svg:y2="10.345cm">
          <text:p/>
        </draw:line>
        <draw:line draw:style-name="gr7" draw:text-style-name="P1" draw:layer="layout" svg:x1="8.14cm" svg:y1="10.106cm" svg:x2="7.48cm" svg:y2="9.071cm">
          <text:p/>
        </draw:line>
        <draw:line draw:style-name="gr7" draw:text-style-name="P1" draw:layer="layout" svg:x1="7.933cm" svg:y1="8.801cm" svg:x2="8.498cm" svg:y2="9.78cm">
          <text:p/>
        </draw:line>
        <draw:line draw:style-name="gr7" draw:text-style-name="P1" draw:layer="layout" svg:x1="8.856cm" svg:y1="9.565cm" svg:x2="8.307cm" svg:y2="8.506cm">
          <text:p/>
        </draw:line>
        <draw:line draw:style-name="gr7" draw:text-style-name="P1" draw:layer="layout" svg:x1="8.634cm" svg:y1="8.323cm" svg:x2="9.23cm" svg:y2="9.342cm">
          <text:p/>
        </draw:line>
        <draw:line draw:style-name="gr7" draw:text-style-name="P1" draw:layer="layout" svg:x1="9.644cm" svg:y1="9.127cm" svg:x2="8.992cm" svg:y2="8.029cm">
          <text:p/>
        </draw:line>
        <draw:line draw:style-name="gr7" draw:text-style-name="P1" draw:layer="layout" svg:x1="9.97cm" svg:y1="8.976cm" svg:x2="9.859cm" svg:y2="8.642cm">
          <text:p/>
        </draw:line>
        <draw:line draw:style-name="gr7" draw:text-style-name="P1" draw:layer="layout" svg:x1="10.193cm" svg:y1="8.14cm" svg:x2="9.851cm" svg:y2="8.674cm">
          <text:p/>
        </draw:line>
        <draw:line draw:style-name="gr7" draw:text-style-name="P1" draw:layer="layout" svg:x1="9.572cm" svg:y1="7.56cm" svg:x2="10.177cm" svg:y2="8.156cm">
          <text:p/>
        </draw:line>
        <draw:line draw:style-name="gr7" draw:text-style-name="P1" draw:layer="layout" svg:x1="10.567cm" svg:y1="8.419cm" svg:x2="10.169cm" svg:y2="8.164cm">
          <text:p/>
        </draw:line>
        <draw:line draw:style-name="gr7" draw:text-style-name="P1" draw:layer="layout" svg:x1="6.294cm" svg:y1="11.762cm" svg:x2="7.249cm" svg:y2="11.093cm">
          <text:p/>
        </draw:line>
        <draw:line draw:style-name="gr7" draw:text-style-name="P1" draw:layer="layout" svg:x1="8.236cm" svg:y1="10.297cm" svg:x2="7.48cm" svg:y2="10.974cm">
          <text:p/>
        </draw:line>
        <draw:line draw:style-name="gr7" draw:text-style-name="P1" draw:layer="layout" svg:x1="9.159cm" svg:y1="9.589cm" svg:x2="8.283cm" svg:y2="10.162cm">
          <text:p/>
        </draw:line>
        <draw:line draw:style-name="gr7" draw:text-style-name="P1" draw:layer="layout" svg:x1="10.026cm" svg:y1="10.91cm" svg:x2="8.252cm" svg:y2="10.266cm">
          <text:p/>
        </draw:line>
        <draw:line draw:style-name="gr7" draw:text-style-name="P1" draw:layer="layout" svg:x1="10.839cm" svg:y1="11.386cm" svg:x2="8.22cm" svg:y2="10.321cm">
          <text:p/>
        </draw:line>
        <draw:line draw:style-name="gr7" draw:text-style-name="P1" draw:layer="layout" svg:x1="8.037cm" svg:y1="11.411cm" svg:x2="7.48cm" svg:y2="10.95cm">
          <text:p/>
        </draw:line>
        <draw:line draw:style-name="gr7" draw:text-style-name="P1" draw:layer="layout" svg:x1="9.191cm" svg:y1="11.777cm" svg:x2="7.997cm" svg:y2="11.403cm">
          <text:p/>
        </draw:line>
        <draw:line draw:style-name="gr7" draw:text-style-name="P1" draw:layer="layout" svg:x1="10.098cm" svg:y1="9.12cm" svg:x2="9.135cm" svg:y2="9.629cm">
          <text:p/>
        </draw:line>
        <draw:line draw:style-name="gr7" draw:text-style-name="P1" draw:layer="layout" svg:x1="11.013cm" svg:y1="9.175cm" svg:x2="10.082cm" svg:y2="9.12cm">
          <text:p/>
        </draw:line>
        <draw:line draw:style-name="gr7" draw:text-style-name="P1" draw:layer="layout" svg:x1="12.334cm" svg:y1="9.947cm" svg:x2="10.933cm" svg:y2="9.144cm">
          <text:p/>
        </draw:line>
        <draw:line draw:style-name="gr7" draw:text-style-name="P1" draw:layer="layout" svg:x1="15.007cm" svg:y1="10.854cm" svg:x2="12.923cm" svg:y2="10.218cm">
          <text:p/>
        </draw:line>
        <draw:line draw:style-name="gr7" draw:text-style-name="P1" draw:layer="layout" svg:x1="12.318cm" svg:y1="9.947cm" svg:x2="12.946cm" svg:y2="10.234cm">
          <text:p/>
        </draw:line>
        <draw:path draw:style-name="gr7" draw:text-style-name="P1" draw:layer="layout" svg:width="4.136cm" svg:height="1.272cm" svg:x="12.056cm" svg:y="11.372cm" svg:viewBox="0 0 4137 1273" svg:d="M0 191c131-8 152-182 280-116 80 42 178 34 245-36 75-78 167-18 247 0 91 21 168 87 262 104 80 14 164 19 247 16 91-3 184-21 278-16 84 5 170-6 255 8 80 14 165 5 247 8 84 4 167 10 254 16s170 23 247 55c92 39 187 91 247 175 58 82 114 171 199 231 82 57 160 128 254 167 83 35 159 151 247 120 108-38 311 242 302 143l326 207">
          <text:p/>
        </draw:path>
        <draw:path draw:style-name="gr7" draw:text-style-name="P1" draw:layer="layout" svg:width="3.737cm" svg:height="1.616cm" svg:x="13.074cm" svg:y="12.286cm" svg:viewBox="0 0 3738 1617" svg:d="M3732 438c-1 82 13 166 0 247-14 87-66 167-56 262 9 89-8 192-63 263-62 81-36 159-88 247-51 85-123 150-215 159-111 11-149-153-254-96-104 57-199-35-247-103-67-95-189-18-252-114-87-132-164-48-283-128-74-49-162-70-245-108-82-37-171-54-254-96-90-45-158-109-247-151-83-40-183-16-255-64-89-59-177-83-262-55-79 26-164 27-247 16-101-13-148-109-159-199-12-97-72-226-175-231-89-4-205 21-239-80l-80-63-47-80-64-64">
          <text:p/>
        </draw:path>
        <draw:path draw:style-name="gr7" draw:text-style-name="P1" draw:layer="layout" svg:width="1.077cm" svg:height="0.747cm" svg:x="12.036cm" svg:y="11.554cm" svg:viewBox="0 0 1078 748" svg:d="M28 0c12 86-44 171-24 255 35 147 173 9 254 0 113-13 162 128 247 191 83 61 164 129 247 191 71 53 167 62 254 87l72 24">
          <text:p/>
        </draw:path>
        <draw:path draw:style-name="gr7" draw:text-style-name="P1" draw:layer="layout" svg:width="0.612cm" svg:height="0.111cm" svg:x="16.201cm" svg:y="12.652cm" svg:viewBox="0 0 613 112" svg:d="M0 0c83 3 164 41 247 40 94-1 155 70 247 64l87 8 32-8">
          <text:p/>
        </draw:path>
        <draw:line draw:style-name="gr7" draw:text-style-name="P1" draw:layer="layout" svg:x1="15.159cm" svg:y1="10.79cm" svg:x2="16.384cm" svg:y2="11.268cm">
          <text:p/>
        </draw:line>
        <draw:line draw:style-name="gr7" draw:text-style-name="P1" draw:layer="layout" svg:x1="14.96cm" svg:y1="10.854cm" svg:x2="19.36cm" svg:y2="12.597cm">
          <text:p/>
        </draw:line>
        <draw:line draw:style-name="gr7" draw:text-style-name="P1" draw:layer="layout" svg:x1="19.631cm" svg:y1="12.541cm" svg:x2="19.352cm" svg:y2="12.581cm">
          <text:p/>
        </draw:line>
        <draw:line draw:style-name="gr7" draw:text-style-name="P1" draw:layer="layout" svg:x1="19.957cm" svg:y1="12.239cm" svg:x2="19.663cm" svg:y2="12.565cm">
          <text:p/>
        </draw:line>
        <draw:line draw:style-name="gr7" draw:text-style-name="P1" draw:layer="layout" svg:x1="20.92cm" svg:y1="10.774cm" svg:x2="19.933cm" svg:y2="12.27cm">
          <text:p/>
        </draw:line>
        <draw:line draw:style-name="gr7" draw:text-style-name="P1" draw:layer="layout" svg:x1="22.249cm" svg:y1="8.045cm" svg:x2="20.896cm" svg:y2="10.822cm">
          <text:p/>
        </draw:line>
        <draw:line draw:style-name="gr7" draw:text-style-name="P1" draw:layer="layout" svg:x1="23.037cm" svg:y1="6.326cm" svg:x2="22.281cm" svg:y2="7.99cm">
          <text:p/>
        </draw:line>
        <draw:line draw:style-name="gr7" draw:text-style-name="P1" draw:layer="layout" svg:x1="24.589cm" svg:y1="8.952cm" svg:x2="22.273cm" svg:y2="7.974cm">
          <text:p/>
        </draw:line>
        <draw:line draw:style-name="gr7" draw:text-style-name="P1" draw:layer="layout" svg:x1="24.477cm" svg:y1="9.072cm" svg:x2="22.225cm" svg:y2="8.061cm">
          <text:p/>
        </draw:line>
        <draw:line draw:style-name="gr7" draw:text-style-name="P1" draw:layer="layout" svg:x1="23.124cm" svg:y1="7.727cm" svg:x2="22.894cm" svg:y2="8.228cm">
          <text:p/>
        </draw:line>
        <draw:line draw:style-name="gr7" draw:text-style-name="P1" draw:layer="layout" svg:x1="22.575cm" svg:y1="7.472cm" svg:x2="23.132cm" svg:y2="7.727cm">
          <text:p/>
        </draw:line>
        <draw:line draw:style-name="gr7" draw:text-style-name="P1" draw:layer="layout" svg:x1="22.583cm" svg:y1="7.345cm" svg:x2="23.053cm" svg:y2="7.544cm">
          <text:p/>
        </draw:line>
        <draw:line draw:style-name="gr7" draw:text-style-name="P1" draw:layer="layout" svg:x1="23.395cm" svg:y1="6.693cm" svg:x2="23.045cm" svg:y2="7.568cm">
          <text:p/>
        </draw:line>
        <draw:line draw:style-name="gr7" draw:text-style-name="P1" draw:layer="layout" svg:x1="23.005cm" svg:y1="6.446cm" svg:x2="25.87cm" svg:y2="7.576cm">
          <text:p/>
        </draw:line>
        <draw:line draw:style-name="gr7" draw:text-style-name="P1" draw:layer="layout" svg:x1="24.318cm" svg:y1="7.942cm" svg:x2="23.96cm" svg:y2="8.674cm">
          <text:p/>
        </draw:line>
        <draw:line draw:style-name="gr7" draw:text-style-name="P1" draw:layer="layout" svg:x1="24cm" svg:y1="7.759cm" svg:x2="23.626cm" svg:y2="8.515cm">
          <text:p/>
        </draw:line>
        <draw:line draw:style-name="gr7" draw:text-style-name="P1" draw:layer="layout" svg:x1="25.106cm" svg:y1="8.189cm" svg:x2="23.268cm" svg:y2="7.472cm">
          <text:p/>
        </draw:line>
        <draw:line draw:style-name="gr7" draw:text-style-name="P1" draw:layer="layout" svg:x1="23.116cm" svg:y1="7.695cm" svg:x2="23.291cm" svg:y2="7.393cm">
          <text:p/>
        </draw:line>
        <draw:line draw:style-name="gr7" draw:text-style-name="P1" draw:layer="layout" svg:x1="23.124cm" svg:y1="7.329cm" svg:x2="23.307cm" svg:y2="7.409cm">
          <text:p/>
        </draw:line>
        <draw:line draw:style-name="gr7" draw:text-style-name="P1" draw:layer="layout" svg:x1="25.09cm" svg:y1="8.181cm" svg:x2="24.596cm" svg:y2="8.984cm">
          <text:p/>
        </draw:line>
        <draw:line draw:style-name="gr7" draw:text-style-name="P1" draw:layer="layout" svg:x1="24.135cm" svg:y1="8.26cm" svg:x2="24.795cm" svg:y2="8.57cm">
          <text:p/>
        </draw:line>
        <draw:line draw:style-name="gr7" draw:text-style-name="P1" draw:layer="layout" svg:x1="25.225cm" svg:y1="8.228cm" svg:x2="23.634cm" svg:y2="11.021cm">
          <text:p/>
        </draw:line>
        <draw:line draw:style-name="gr7" draw:text-style-name="P1" draw:layer="layout" svg:x1="23.928cm" svg:y1="8.809cm" svg:x2="23.562cm" svg:y2="9.549cm">
          <text:p/>
        </draw:line>
        <draw:line draw:style-name="gr7" draw:text-style-name="P1" draw:layer="layout" svg:x1="23.546cm" svg:y1="8.642cm" svg:x2="23.172cm" svg:y2="9.374cm">
          <text:p/>
        </draw:line>
        <draw:line draw:style-name="gr7" draw:text-style-name="P1" draw:layer="layout" svg:x1="23.236cm" svg:y1="8.507cm" svg:x2="22.886cm" svg:y2="9.223cm">
          <text:p/>
        </draw:line>
        <draw:line draw:style-name="gr7" draw:text-style-name="P1" draw:layer="layout" svg:x1="22.162cm" svg:y1="8.905cm" svg:x2="24.342cm" svg:y2="9.899cm">
          <text:p/>
        </draw:line>
        <draw:line draw:style-name="gr7" draw:text-style-name="P1" draw:layer="layout" svg:x1="22.329cm" svg:y1="9.326cm" svg:x2="23.196cm" svg:y2="9.708cm">
          <text:p/>
        </draw:line>
        <draw:line draw:style-name="gr7" draw:text-style-name="P1" draw:layer="layout" svg:x1="23.833cm" svg:y1="9.677cm" svg:x2="23.196cm" svg:y2="10.783cm">
          <text:p/>
        </draw:line>
        <draw:line draw:style-name="gr7" draw:text-style-name="P1" draw:layer="layout" svg:x1="21.326cm" svg:y1="9.955cm" svg:x2="23.673cm" svg:y2="10.982cm">
          <text:p/>
        </draw:line>
        <draw:line draw:style-name="gr7" draw:text-style-name="P1" draw:layer="layout" svg:x1="21.254cm" svg:y1="10.066cm" svg:x2="23.594cm" svg:y2="11.117cm">
          <text:p/>
        </draw:line>
        <draw:line draw:style-name="gr7" draw:text-style-name="P1" draw:layer="layout" svg:x1="23.649cm" svg:y1="10.997cm" svg:x2="23.602cm" svg:y2="11.093cm">
          <text:p/>
        </draw:line>
        <draw:line draw:style-name="gr7" draw:text-style-name="P1" draw:layer="layout" svg:x1="21.771cm" svg:y1="9cm" svg:x2="22.376cm" svg:y2="9.31cm">
          <text:p/>
        </draw:line>
        <draw:line draw:style-name="gr7" draw:text-style-name="P1" draw:layer="layout" svg:x1="21.517cm" svg:y1="9.477cm" svg:x2="22.098cm" svg:y2="9.74cm">
          <text:p/>
        </draw:line>
        <draw:line draw:style-name="gr7" draw:text-style-name="P1" draw:layer="layout" svg:x1="22.32cm" svg:y1="9.302cm" svg:x2="21.875cm" svg:y2="10.178cm">
          <text:p/>
        </draw:line>
        <draw:line draw:style-name="gr7" draw:text-style-name="P1" draw:layer="layout" svg:x1="23.045cm" svg:y1="10.01cm" svg:x2="22.122cm" svg:y2="9.652cm">
          <text:p/>
        </draw:line>
        <draw:line draw:style-name="gr7" draw:text-style-name="P1" draw:layer="layout" svg:x1="23.172cm" svg:y1="9.7cm" svg:x2="22.734cm" svg:y2="10.567cm">
          <text:p/>
        </draw:line>
        <draw:line draw:style-name="gr7" draw:text-style-name="P1" draw:layer="layout" svg:x1="22.567cm" svg:y1="9.812cm" svg:x2="22.305cm" svg:y2="10.408cm">
          <text:p/>
        </draw:line>
        <draw:line draw:style-name="gr7" draw:text-style-name="P1" draw:layer="layout" svg:x1="22.32cm" svg:y1="8.65cm" svg:x2="22.177cm" svg:y2="8.896cm">
          <text:p/>
        </draw:line>
        <draw:line draw:style-name="gr7" draw:text-style-name="P1" draw:layer="layout" svg:x1="22.846cm" svg:y1="8.316cm" svg:x2="22.511cm" svg:y2="9.024cm">
          <text:p/>
        </draw:line>
        <draw:line draw:style-name="gr7" draw:text-style-name="P1" draw:layer="layout" svg:x1="9.254cm" svg:y1="9.549cm" svg:x2="10.05cm" svg:y2="9.859cm">
          <text:p/>
        </draw:line>
        <draw:line draw:style-name="gr7" draw:text-style-name="P1" draw:layer="layout" svg:x1="9.851cm" svg:y1="9.262cm" svg:x2="10.79cm" svg:y2="9.779cm">
          <text:p/>
        </draw:line>
        <draw:line draw:style-name="gr7" draw:text-style-name="P1" draw:layer="layout" svg:x1="11.108cm" svg:y1="9.238cm" svg:x2="10.774cm" svg:y2="9.795cm">
          <text:p/>
        </draw:line>
        <draw:line draw:style-name="gr7" draw:text-style-name="P1" draw:layer="layout" svg:x1="11.371cm" svg:y1="9.405cm" svg:x2="10.75cm" svg:y2="10.79cm">
          <text:p/>
        </draw:line>
        <draw:line draw:style-name="gr7" draw:text-style-name="P1" draw:layer="layout" svg:x1="9.429cm" svg:y1="10.161cm" svg:x2="10.257cm" svg:y2="10.615cm">
          <text:p/>
        </draw:line>
        <draw:line draw:style-name="gr7" draw:text-style-name="P1" draw:layer="layout" svg:x1="10.766cm" svg:y1="10.742cm" svg:x2="10.217cm" svg:y2="10.591cm">
          <text:p/>
        </draw:line>
        <draw:line draw:style-name="gr7" draw:text-style-name="P1" draw:layer="layout" svg:x1="10.766cm" svg:y1="9.74cm" svg:x2="10.209cm" svg:y2="10.623cm">
          <text:p/>
        </draw:line>
        <draw:line draw:style-name="gr7" draw:text-style-name="P1" draw:layer="layout" svg:x1="10.018cm" svg:y1="10.886cm" svg:x2="10.209cm" svg:y2="10.575cm">
          <text:p/>
        </draw:line>
        <draw:line draw:style-name="gr7" draw:text-style-name="P1" draw:layer="layout" svg:x1="9.443cm" svg:y1="10.148cm" svg:x2="9.173cm" svg:y2="10.602cm">
          <text:p/>
        </draw:line>
        <draw:line draw:style-name="gr7" draw:text-style-name="P1" draw:layer="layout" svg:x1="10.247cm" svg:y1="9.489cm" svg:x2="10.036cm" svg:y2="9.832cm">
          <text:p/>
        </draw:line>
        <draw:line draw:style-name="gr7" draw:text-style-name="P1" draw:layer="layout" svg:x1="10.503cm" svg:y1="10.181cm" svg:x2="9.166cm" svg:y2="9.621cm">
          <text:p/>
        </draw:line>
        <draw:line draw:style-name="gr7" draw:text-style-name="P1" draw:layer="layout" svg:x1="9.16cm" svg:y1="11.768cm" svg:x2="9.627cm" svg:y2="10.879cm">
          <text:p/>
        </draw:line>
        <draw:line draw:style-name="gr7" draw:text-style-name="P1" draw:layer="layout" svg:x1="8.587cm" svg:y1="11.57cm" svg:x2="9.101cm" svg:y2="10.648cm">
          <text:p/>
        </draw:line>
        <draw:line draw:style-name="gr7" draw:text-style-name="P1" draw:layer="layout" svg:x1="8.014cm" svg:y1="11.399cm" svg:x2="8.613cm" svg:y2="10.688cm">
          <text:p/>
        </draw:line>
        <draw:line draw:style-name="gr7" draw:text-style-name="P1" draw:layer="layout" svg:x1="8.989cm" svg:y1="10.866cm" svg:x2="8.613cm" svg:y2="10.675cm">
          <text:p/>
        </draw:line>
        <draw:line draw:style-name="gr7" draw:text-style-name="P1" draw:layer="layout" svg:x1="9.779cm" svg:y1="12.005cm" svg:x2="10.26cm" svg:y2="11.175cm">
          <text:p/>
        </draw:line>
        <draw:line draw:style-name="gr7" draw:text-style-name="P1" draw:layer="layout" svg:x1="11.873cm" svg:y1="9.674cm" svg:x2="11.531cm" svg:y2="10.451cm">
          <text:p/>
        </draw:line>
        <draw:line draw:style-name="gr7" draw:text-style-name="P1" draw:layer="layout" svg:x1="11.3cm" svg:y1="11.155cm" svg:x2="11.564cm" svg:y2="10.398cm">
          <text:p/>
        </draw:line>
        <draw:line draw:style-name="gr7" draw:text-style-name="P1" draw:layer="layout" svg:x1="11.004cm" svg:y1="10.22cm" svg:x2="11.557cm" svg:y2="10.438cm">
          <text:p/>
        </draw:line>
        <draw:line draw:style-name="gr7" draw:text-style-name="P1" draw:layer="layout" svg:x1="10.767cm" svg:y1="10.747cm" svg:x2="11.057cm" svg:y2="10.872cm">
          <text:p/>
        </draw:line>
        <draw:line draw:style-name="gr7" draw:text-style-name="P1" draw:layer="layout" svg:x1="10.8cm" svg:y1="11.393cm" svg:x2="11.037cm" svg:y2="10.853cm">
          <text:p/>
        </draw:line>
        <draw:line draw:style-name="gr7" draw:text-style-name="P1" draw:layer="layout" svg:x1="10.352cm" svg:y1="12.249cm" svg:x2="10.819cm" svg:y2="11.386cm">
          <text:p/>
        </draw:line>
        <draw:line draw:style-name="gr7" draw:text-style-name="P1" draw:layer="layout" svg:x1="11.017cm" svg:y1="12.558cm" svg:x2="11.504cm" svg:y2="11.669cm">
          <text:p/>
        </draw:line>
        <draw:line draw:style-name="gr7" draw:text-style-name="P1" draw:layer="layout" svg:x1="12.031cm" svg:y1="11.774cm" svg:x2="11.498cm" svg:y2="11.689cm">
          <text:p/>
        </draw:line>
        <draw:line draw:style-name="gr7" draw:text-style-name="P1" draw:layer="layout" svg:x1="12.347cm" svg:y1="9.931cm" svg:x2="11.801cm" svg:y2="11.221cm">
          <text:p/>
        </draw:line>
        <draw:line draw:style-name="gr7" draw:text-style-name="P1" draw:layer="layout" svg:x1="11.298cm" svg:y1="11.13cm" svg:x2="11.84cm" svg:y2="11.215cm">
          <text:p/>
        </draw:line>
        <draw:line draw:style-name="gr7" draw:text-style-name="P1" draw:layer="layout" svg:x1="11.57cm" svg:y1="10.457cm" svg:x2="12.071cm" svg:y2="10.556cm">
          <text:p/>
        </draw:line>
        <draw:line draw:style-name="gr7" draw:text-style-name="P1" draw:layer="layout" svg:x1="12.762cm" svg:y1="10.135cm" svg:x2="12.324cm" svg:y2="11.429cm">
          <text:p/>
        </draw:line>
        <draw:line draw:style-name="gr7" draw:text-style-name="P1" draw:layer="layout" svg:x1="12.077cm" svg:y1="10.556cm" svg:x2="12.532cm" svg:y2="10.773cm">
          <text:p/>
        </draw:line>
        <draw:line draw:style-name="gr7" draw:text-style-name="P1" draw:layer="layout" svg:x1="13.269cm" svg:y1="10.313cm" svg:x2="12.849cm" svg:y2="11.411cm">
          <text:p/>
        </draw:line>
        <draw:line draw:style-name="gr7" draw:text-style-name="P1" draw:layer="layout" svg:x1="13.743cm" svg:y1="10.457cm" svg:x2="13.335cm" svg:y2="11.557cm">
          <text:p/>
        </draw:line>
        <draw:line draw:style-name="gr7" draw:text-style-name="P1" draw:layer="layout" svg:x1="14.25cm" svg:y1="10.615cm" svg:x2="13.961cm" svg:y2="11.524cm">
          <text:p/>
        </draw:line>
        <draw:line draw:style-name="gr7" draw:text-style-name="P1" draw:layer="layout" svg:x1="16.314cm" svg:y1="11.372cm" svg:x2="15.794cm" svg:y2="12.437cm">
          <text:p/>
        </draw:line>
        <draw:line draw:style-name="gr7" draw:text-style-name="P1" draw:layer="layout" svg:x1="16.835cm" svg:y1="11.598cm" svg:x2="16.28cm" svg:y2="12.663cm">
          <text:p/>
        </draw:line>
        <draw:line draw:style-name="gr7" draw:text-style-name="P1" draw:layer="layout" svg:x1="17.304cm" svg:y1="11.783cm" svg:x2="16.789cm" svg:y2="12.773cm">
          <text:p/>
        </draw:line>
        <draw:line draw:style-name="gr7" draw:text-style-name="P1" draw:layer="layout" svg:x1="17.79cm" svg:y1="11.968cm" svg:x2="17.194cm" svg:y2="13.305cm">
          <text:p/>
        </draw:line>
        <draw:line draw:style-name="gr7" draw:text-style-name="P1" draw:layer="layout" svg:x1="18.184cm" svg:y1="13.727cm" svg:x2="17.64cm" svg:y2="13.45cm">
          <text:p/>
        </draw:line>
        <draw:line draw:style-name="gr7" draw:text-style-name="P1" draw:layer="layout" svg:x1="17.2cm" svg:y1="13.293cm" svg:x2="17.657cm" svg:y2="13.461cm">
          <text:p/>
        </draw:line>
        <draw:line draw:style-name="gr7" draw:text-style-name="P1" draw:layer="layout" svg:x1="18.351cm" svg:y1="12.176cm" svg:x2="17.674cm" svg:y2="13.49cm">
          <text:p/>
        </draw:line>
        <draw:line draw:style-name="gr7" draw:text-style-name="P1" draw:layer="layout" svg:x1="18.855cm" svg:y1="12.396cm" svg:x2="18.166cm" svg:y2="13.716cm">
          <text:p/>
        </draw:line>
        <draw:line draw:style-name="gr7" draw:text-style-name="P1" draw:layer="layout" svg:x1="19.358cm" svg:y1="12.576cm" svg:x2="18.618cm" svg:y2="14.04cm">
          <text:p/>
        </draw:line>
        <draw:line draw:style-name="gr7" draw:text-style-name="P1" draw:layer="layout" svg:x1="18.178cm" svg:y1="13.727cm" svg:x2="18.618cm" svg:y2="14.04cm">
          <text:p/>
        </draw:line>
        <draw:line draw:style-name="gr7" draw:text-style-name="P1" draw:layer="layout" svg:x1="15.834cm" svg:y1="11.193cm" svg:x2="15.377cm" svg:y2="12.2cm">
          <text:p/>
        </draw:line>
        <draw:line draw:style-name="gr7" draw:text-style-name="P1" draw:layer="layout" svg:x1="15.325cm" svg:y1="10.973cm" svg:x2="14.937cm" svg:y2="11.864cm">
          <text:p/>
        </draw:line>
        <draw:line draw:style-name="gr7" draw:text-style-name="P1" draw:layer="layout" svg:x1="14.897cm" svg:y1="10.828cm" svg:x2="14.578cm" svg:y2="11.58cm">
          <text:p/>
        </draw:line>
        <draw:line draw:style-name="gr7" draw:text-style-name="P1" draw:layer="layout" svg:x1="17.993cm" svg:y1="13.629cm" svg:x2="16.974cm" svg:y2="14.804cm">
          <text:p/>
        </draw:line>
        <draw:line draw:style-name="gr7" draw:text-style-name="P1" draw:layer="layout" svg:x1="16.957cm" svg:y1="13.913cm" svg:x2="16.525cm" svg:y2="14.649cm">
          <text:p/>
        </draw:line>
        <draw:line draw:style-name="gr7" draw:text-style-name="P1" draw:layer="layout" svg:x1="17.501cm" svg:y1="14.179cm" svg:x2="16.934cm" svg:y2="13.913cm">
          <text:p/>
        </draw:line>
        <draw:line draw:style-name="gr7" draw:text-style-name="P1" draw:layer="layout" svg:x1="16.054cm" svg:y1="13.82cm" svg:x2="15.782cm" svg:y2="14.497cm">
          <text:p/>
        </draw:line>
        <draw:line draw:style-name="gr7" draw:text-style-name="P1" draw:layer="layout" svg:x1="15.296cm" svg:y1="14.347cm" svg:x2="15.672cm" svg:y2="13.6cm">
          <text:p/>
        </draw:line>
        <draw:line draw:style-name="gr7" draw:text-style-name="P1" draw:layer="layout" svg:x1="14.665cm" svg:y1="14.058cm" svg:x2="15.041cm" svg:y2="13.346cm">
          <text:p/>
        </draw:line>
        <draw:line draw:style-name="gr7" draw:text-style-name="P1" draw:layer="layout" svg:x1="14.046cm" svg:y1="13.786cm" svg:x2="14.405cm" svg:y2="13.051cm">
          <text:p/>
        </draw:line>
        <draw:line draw:style-name="gr7" draw:text-style-name="P1" draw:layer="layout" svg:x1="13.386cm" svg:y1="13.519cm" svg:x2="13.693cm" svg:y2="12.917cm">
          <text:p/>
        </draw:line>
        <draw:line draw:style-name="gr7" draw:text-style-name="P1" draw:layer="layout" svg:x1="12.819cm" svg:y1="13.294cm" svg:x2="13.276cm" svg:y2="12.547cm">
          <text:p/>
        </draw:line>
        <draw:line draw:style-name="gr7" draw:text-style-name="P1" draw:layer="layout" svg:x1="12.24cm" svg:y1="13.027cm" svg:x2="12.715cm" svg:y2="12.136cm">
          <text:p/>
        </draw:line>
        <draw:line draw:style-name="gr7" draw:text-style-name="P1" draw:layer="layout" svg:x1="11.632cm" svg:y1="12.767cm" svg:x2="12.136cm" svg:y2="11.876cm">
          <text:p/>
        </draw:line>
        <draw:line draw:style-name="gr7" draw:text-style-name="P1" draw:layer="layout" svg:x1="15.307cm" svg:y1="14.358cm" svg:x2="15.788cm" svg:y2="14.492cm">
          <text:p/>
        </draw:line>
        <draw:line draw:style-name="gr7" draw:text-style-name="P1" draw:layer="layout" svg:x1="16.563cm" svg:y1="14.654cm" svg:x2="15.776cm" svg:y2="14.474cm">
          <text:p/>
        </draw:line>
        <draw:line draw:style-name="gr7" draw:text-style-name="P1" draw:layer="layout" svg:x1="15.301cm" svg:y1="14.341cm" svg:x2="11.603cm" svg:y2="12.79cm">
          <text:p/>
        </draw:line>
        <draw:line draw:style-name="gr7" draw:text-style-name="P1" draw:layer="layout" svg:x1="9.156cm" svg:y1="11.76cm" svg:x2="11.656cm" svg:y2="12.825cm">
          <text:p/>
        </draw:line>
        <draw:line draw:style-name="gr7" draw:text-style-name="P1" draw:layer="layout" svg:x1="16.615cm" svg:y1="13.681cm" svg:x2="16.974cm" svg:y2="13.953cm">
          <text:p/>
        </draw:line>
        <draw:line draw:style-name="gr7" draw:text-style-name="P1" draw:layer="layout" svg:x1="16.731cm" svg:y1="13.288cm" svg:x2="17.223cm" svg:y2="13.293cm">
          <text:p/>
        </draw:line>
        <draw:line draw:style-name="gr7" draw:text-style-name="P1" draw:layer="layout" svg:x1="18.519cm" svg:y1="13.97cm" svg:x2="17.455cm" svg:y2="15.145cm">
          <text:p/>
        </draw:line>
        <draw:line draw:style-name="gr7" draw:text-style-name="P1" draw:layer="layout" svg:x1="16.53cm" svg:y1="14.647cm" svg:x2="16.997cm" svg:y2="14.775cm">
          <text:p/>
        </draw:line>
        <draw:line draw:style-name="gr7" draw:text-style-name="P1" draw:layer="layout" svg:x1="17.478cm" svg:y1="15.128cm" svg:x2="16.986cm" svg:y2="14.775cm">
          <text:p/>
        </draw:line>
        <draw:line draw:style-name="gr7" draw:text-style-name="P1" draw:layer="layout" svg:x1="7.257cm" svg:y1="11.085cm" svg:x2="7.882cm" svg:y2="11.519cm">
          <text:p/>
        </draw:line>
        <draw:line draw:style-name="gr7" draw:text-style-name="P1" draw:layer="layout" svg:x1="8.247cm" svg:y1="11.65cm" svg:x2="7.865cm" svg:y2="11.511cm">
          <text:p/>
        </draw:line>
        <draw:line draw:style-name="gr7" draw:text-style-name="P1" draw:layer="layout" svg:x1="9.115cm" svg:y1="11.884cm" svg:x2="8.247cm" svg:y2="11.65cm">
          <text:p/>
        </draw:line>
        <draw:line draw:style-name="gr7" draw:text-style-name="P1" draw:layer="layout" svg:x1="14.29cm" svg:y1="14.089cm" svg:x2="9.054cm" svg:y2="11.867cm">
          <text:p/>
        </draw:line>
        <draw:line draw:style-name="gr7" draw:text-style-name="P1" draw:layer="layout" svg:x1="13.681cm" svg:y1="15.261cm" svg:x2="14.297cm" svg:y2="14.074cm">
          <text:p/>
        </draw:line>
        <draw:line draw:style-name="gr7" draw:text-style-name="P1" draw:layer="layout" svg:x1="9.48cm" svg:y1="13.837cm" svg:x2="13.12cm" svg:y2="15.405cm">
          <text:p/>
        </draw:line>
        <draw:line draw:style-name="gr7" draw:text-style-name="P1" draw:layer="layout" svg:x1="8.716cm" svg:y1="13.334cm" svg:x2="9.462cm" svg:y2="13.811cm">
          <text:p/>
        </draw:line>
        <draw:line draw:style-name="gr7" draw:text-style-name="P1" draw:layer="layout" svg:x1="8.516cm" svg:y1="13.499cm" svg:x2="8.733cm" svg:y2="13.325cm">
          <text:p/>
        </draw:line>
        <draw:line draw:style-name="gr7" draw:text-style-name="P1" draw:layer="layout" svg:x1="8.742cm" svg:y1="13.716cm" svg:x2="8.499cm" svg:y2="13.49cm">
          <text:p/>
        </draw:line>
        <draw:line draw:style-name="gr7" draw:text-style-name="P1" draw:layer="layout" svg:x1="9.141cm" svg:y1="13.768cm" svg:x2="8.724cm" svg:y2="13.698cm">
          <text:p/>
        </draw:line>
        <draw:line draw:style-name="gr7" draw:text-style-name="P1" draw:layer="layout" svg:x1="8.395cm" svg:y1="14.905cm" svg:x2="9.271cm" svg:y2="13.863cm">
          <text:p/>
        </draw:line>
        <draw:line draw:style-name="gr7" draw:text-style-name="P1" draw:layer="layout" svg:x1="9.106cm" svg:y1="13.759cm" svg:x2="9.28cm" svg:y2="13.872cm">
          <text:p/>
        </draw:line>
        <draw:line draw:style-name="gr7" draw:text-style-name="P1" draw:layer="layout" svg:x1="9.523cm" svg:y1="15.634cm" svg:x2="10.443cm" svg:y2="14.401cm">
          <text:p/>
        </draw:line>
        <draw:line draw:style-name="gr7" draw:text-style-name="P1" draw:layer="layout" svg:x1="9.263cm" svg:y1="13.863cm" svg:x2="10.452cm" svg:y2="14.375cm">
          <text:p/>
        </draw:line>
        <draw:line draw:style-name="gr7" draw:text-style-name="P1" draw:layer="layout" svg:x1="8.829cm" svg:y1="14.358cm" svg:x2="9.367cm" svg:y2="14.705cm">
          <text:p/>
        </draw:line>
        <draw:line draw:style-name="gr7" draw:text-style-name="P1" draw:layer="layout" svg:x1="8.967cm" svg:y1="15.304cm" svg:x2="9.827cm" svg:y2="14.106cm">
          <text:p/>
        </draw:line>
        <draw:line draw:style-name="gr7" draw:text-style-name="P1" draw:layer="layout" svg:x1="9.94cm" svg:y1="15.044cm" svg:x2="9.384cm" svg:y2="14.723cm">
          <text:p/>
        </draw:line>
        <draw:line draw:style-name="gr7" draw:text-style-name="P1" draw:layer="layout" svg:x1="8.342cm" svg:y1="14.922cm" svg:x2="9.54cm" svg:y2="15.634cm">
          <text:p/>
        </draw:line>
        <draw:line draw:style-name="gr7" draw:text-style-name="P1" draw:layer="layout" svg:x1="7.796cm" svg:y1="14.566cm" svg:x2="8.377cm" svg:y2="14.948cm">
          <text:p/>
        </draw:line>
        <draw:line draw:style-name="gr7" draw:text-style-name="P1" draw:layer="layout" svg:x1="8.499cm" svg:y1="13.481cm" svg:x2="7.804cm" svg:y2="14.584cm">
          <text:p/>
        </draw:line>
        <draw:line draw:style-name="gr7" draw:text-style-name="P1" draw:layer="layout" svg:x1="7.865cm" svg:y1="12.552cm" svg:x2="8.507cm" svg:y2="13.516cm">
          <text:p/>
        </draw:line>
        <draw:line draw:style-name="gr7" draw:text-style-name="P1" draw:layer="layout" svg:x1="7.197cm" svg:y1="13.03cm" svg:x2="7.891cm" svg:y2="12.561cm">
          <text:p/>
        </draw:line>
        <draw:line draw:style-name="gr7" draw:text-style-name="P1" draw:layer="layout" svg:x1="7.379cm" svg:y1="13.481cm" svg:x2="8.143cm" svg:y2="12.952cm">
          <text:p/>
        </draw:line>
        <draw:line draw:style-name="gr7" draw:text-style-name="P1" draw:layer="layout" svg:x1="7.561cm" svg:y1="14.019cm" svg:x2="8.29cm" svg:y2="13.177cm">
          <text:p/>
        </draw:line>
        <draw:line draw:style-name="gr7" draw:text-style-name="P1" draw:layer="layout" svg:x1="7.197cm" svg:y1="13.004cm" svg:x2="7.553cm" svg:y2="14.063cm">
          <text:p/>
        </draw:line>
        <draw:line draw:style-name="gr7" draw:text-style-name="P1" draw:layer="layout" svg:x1="7.796cm" svg:y1="14.558cm" svg:x2="7.518cm" svg:y2="14.011cm">
          <text:p/>
        </draw:line>
        <draw:line draw:style-name="gr7" draw:text-style-name="P1" draw:layer="layout" svg:x1="6.224cm" svg:y1="11.841cm" svg:x2="7.231cm" svg:y2="13.039cm">
          <text:p/>
        </draw:line>
        <draw:line draw:style-name="gr7" draw:text-style-name="P1" draw:layer="layout" svg:x1="7.466cm" svg:y1="12.24cm" svg:x2="6.78cm" svg:y2="11.407cm">
          <text:p/>
        </draw:line>
        <draw:line draw:style-name="gr7" draw:text-style-name="P1" draw:layer="layout" svg:x1="6.919cm" svg:y1="12.622cm" svg:x2="7.509cm" svg:y2="12.214cm">
          <text:p/>
        </draw:line>
        <draw:line draw:style-name="gr7" draw:text-style-name="P1" draw:layer="layout" svg:x1="7.865cm" svg:y1="12.561cm" svg:x2="7.457cm" svg:y2="12.214cm">
          <text:p/>
        </draw:line>
        <draw:line draw:style-name="gr7" draw:text-style-name="P1" draw:layer="layout" svg:x1="8.247cm" svg:y1="11.658cm" svg:x2="7.535cm" svg:y2="12.309cm">
          <text:p/>
        </draw:line>
        <draw:line draw:style-name="gr7" draw:text-style-name="P1" draw:layer="layout" svg:x1="7.796cm" svg:y1="11.467cm" svg:x2="7.162cm" svg:y2="11.901cm">
          <text:p/>
        </draw:line>
        <draw:line draw:style-name="gr7" draw:text-style-name="P1" draw:layer="layout" svg:x1="6.58cm" svg:y1="12.257cm" svg:x2="7.162cm" svg:y2="11.867cm">
          <text:p/>
        </draw:line>
        <draw:line draw:style-name="gr7" draw:text-style-name="P1" draw:layer="layout" svg:x1="7.917cm" svg:y1="12.613cm" svg:x2="8.803cm" svg:y2="11.806cm">
          <text:p/>
        </draw:line>
        <draw:line draw:style-name="gr7" draw:text-style-name="P1" draw:layer="layout" svg:x1="8.125cm" svg:y1="12.952cm" svg:x2="9.289cm" svg:y2="11.971cm">
          <text:p/>
        </draw:line>
        <draw:line draw:style-name="gr7" draw:text-style-name="P1" draw:layer="layout" svg:x1="8.351cm" svg:y1="13.282cm" svg:x2="9.731cm" svg:y2="12.11cm">
          <text:p/>
        </draw:line>
        <draw:line draw:style-name="gr7" draw:text-style-name="P1" draw:layer="layout" svg:x1="13.916cm" svg:y1="14.844cm" svg:x2="9.002cm" svg:y2="12.778cm">
          <text:p/>
        </draw:line>
        <draw:line draw:style-name="gr7" draw:text-style-name="P1" draw:layer="layout" svg:x1="10.287cm" svg:y1="12.379cm" svg:x2="9.827cm" svg:y2="13.16cm">
          <text:p/>
        </draw:line>
        <draw:line draw:style-name="gr7" draw:text-style-name="P1" draw:layer="layout" svg:x1="10.695cm" svg:y1="12.535cm" svg:x2="10.261cm" svg:y2="13.308cm">
          <text:p/>
        </draw:line>
        <draw:line draw:style-name="gr7" draw:text-style-name="P1" draw:layer="layout" svg:x1="11.094cm" svg:y1="12.726cm" svg:x2="10.712cm" svg:y2="13.455cm">
          <text:p/>
        </draw:line>
        <draw:line draw:style-name="gr7" draw:text-style-name="P1" draw:layer="layout" svg:x1="11.62cm" svg:y1="12.949cm" svg:x2="11.223cm" svg:y2="13.713cm">
          <text:p/>
        </draw:line>
        <draw:line draw:style-name="gr7" draw:text-style-name="P1" draw:layer="layout" svg:x1="12.031cm" svg:y1="13.118cm" svg:x2="11.62cm" svg:y2="13.89cm">
          <text:p/>
        </draw:line>
        <draw:line draw:style-name="gr7" draw:text-style-name="P1" draw:layer="layout" svg:x1="12.45cm" svg:y1="13.302cm" svg:x2="12.083cm" svg:y2="14.059cm">
          <text:p/>
        </draw:line>
        <draw:line draw:style-name="gr7" draw:text-style-name="P1" draw:layer="layout" svg:x1="12.861cm" svg:y1="13.5cm" svg:x2="12.501cm" svg:y2="14.25cm">
          <text:p/>
        </draw:line>
        <draw:line draw:style-name="gr7" draw:text-style-name="P1" draw:layer="layout" svg:x1="13.361cm" svg:y1="13.691cm" svg:x2="12.994cm" svg:y2="14.44cm">
          <text:p/>
        </draw:line>
        <draw:line draw:style-name="gr7" draw:text-style-name="P1" draw:layer="layout" svg:x1="13.831cm" svg:y1="13.875cm" svg:x2="13.42cm" svg:y2="14.639cm">
          <text:p/>
        </draw:line>
        <draw:line draw:style-name="gr7" draw:text-style-name="P1" draw:layer="layout" svg:x1="12.553cm" svg:y1="15.168cm" svg:x2="13.001cm" svg:y2="14.396cm">
          <text:p/>
        </draw:line>
        <draw:line draw:style-name="gr7" draw:text-style-name="P1" draw:layer="layout" svg:x1="13.001cm" svg:y1="15.351cm" svg:x2="13.464cm" svg:y2="14.58cm">
          <text:p/>
        </draw:line>
        <draw:line draw:style-name="gr7" draw:text-style-name="P1" draw:layer="layout" svg:x1="12.127cm" svg:y1="14.962cm" svg:x2="12.509cm" svg:y2="14.257cm">
          <text:p/>
        </draw:line>
        <draw:line draw:style-name="gr7" draw:text-style-name="P1" draw:layer="layout" svg:x1="11.679cm" svg:y1="14.778cm" svg:x2="12.097cm" svg:y2="14.051cm">
          <text:p/>
        </draw:line>
        <draw:line draw:style-name="gr7" draw:text-style-name="P1" draw:layer="layout" svg:x1="11.245cm" svg:y1="14.602cm" svg:x2="11.62cm" svg:y2="13.868cm">
          <text:p/>
        </draw:line>
        <draw:line draw:style-name="gr7" draw:text-style-name="P1" draw:layer="layout" svg:x1="10.797cm" svg:y1="14.389cm" svg:x2="11.245cm" svg:y2="13.662cm">
          <text:p/>
        </draw:line>
        <draw:line draw:style-name="gr7" draw:text-style-name="P1" draw:layer="layout" svg:x1="10.327cm" svg:y1="14.205cm" svg:x2="10.724cm" svg:y2="13.434cm">
          <text:p/>
        </draw:line>
        <draw:line draw:style-name="gr7" draw:text-style-name="P1" draw:layer="layout" svg:x1="9.879cm" svg:y1="14.007cm" svg:x2="10.276cm" svg:y2="13.265cm">
          <text:p/>
        </draw:line>
        <draw:line draw:style-name="gr7" draw:text-style-name="P1" draw:layer="layout" svg:x1="9.453cm" svg:y1="13.816cm" svg:x2="9.842cm" svg:y2="13.133cm">
          <text:p/>
        </draw:line>
        <draw:line draw:style-name="gr7" draw:text-style-name="P1" draw:layer="layout" svg:x1="8.998cm" svg:y1="13.486cm" svg:x2="9.328cm" svg:y2="12.876cm">
          <text:p/>
        </draw:line>
        <draw:line draw:style-name="gr7" draw:text-style-name="P1" draw:layer="layout" svg:x1="10.151cm" svg:y1="15.983cm" svg:x2="9.512cm" svg:y2="15.616cm">
          <text:p/>
        </draw:line>
        <draw:line draw:style-name="gr7" draw:text-style-name="P1" draw:layer="layout" svg:x1="11.319cm" svg:y1="16.681cm" svg:x2="10.1cm" svg:y2="15.961cm">
          <text:p/>
        </draw:line>
        <draw:line draw:style-name="gr7" draw:text-style-name="P1" draw:layer="layout" svg:x1="11.664cm" svg:y1="16.754cm" svg:x2="11.304cm" svg:y2="16.681cm">
          <text:p/>
        </draw:line>
        <draw:line draw:style-name="gr7" draw:text-style-name="P1" draw:layer="layout" svg:x1="13.756cm" svg:y1="16.803cm" svg:x2="11.635cm" svg:y2="16.747cm">
          <text:p/>
        </draw:line>
        <draw:line draw:style-name="gr7" draw:text-style-name="P1" draw:layer="layout" svg:x1="16.821cm" svg:y1="16.159cm" svg:x2="13.714cm" svg:y2="16.809cm">
          <text:p/>
        </draw:line>
        <draw:line draw:style-name="gr7" draw:text-style-name="P1" draw:layer="layout" svg:x1="17.43cm" svg:y1="15.711cm" svg:x2="16.806cm" svg:y2="16.152cm">
          <text:p/>
        </draw:line>
        <draw:line draw:style-name="gr7" draw:text-style-name="P1" draw:layer="layout" svg:x1="7.676cm" svg:y1="14.639cm" svg:x2="11.246cm" svg:y2="16.806cm">
          <text:p/>
        </draw:line>
        <draw:line draw:style-name="gr7" draw:text-style-name="P1" draw:layer="layout" svg:x1="11.517cm" svg:y1="16.857cm" svg:x2="11.224cm" svg:y2="16.806cm">
          <text:p/>
        </draw:line>
        <draw:line draw:style-name="gr7" draw:text-style-name="P1" draw:layer="layout" svg:x1="13.721cm" svg:y1="16.916cm" svg:x2="11.488cm" svg:y2="16.857cm">
          <text:p/>
        </draw:line>
        <draw:line draw:style-name="gr7" draw:text-style-name="P1" draw:layer="layout" svg:x1="16.813cm" svg:y1="16.255cm" svg:x2="13.693cm" svg:y2="16.923cm">
          <text:p/>
        </draw:line>
        <draw:line draw:style-name="gr7" draw:text-style-name="P1" draw:layer="layout" svg:x1="17.474cm" svg:y1="15.807cm" svg:x2="16.799cm" svg:y2="16.255cm">
          <text:p/>
        </draw:line>
        <draw:line draw:style-name="gr7" draw:text-style-name="P1" draw:layer="layout" svg:x1="17.6cm" svg:y1="15.469cm" svg:x2="17.474cm" svg:y2="15.807cm">
          <text:p/>
        </draw:line>
        <draw:line draw:style-name="gr7" draw:text-style-name="P1" draw:layer="layout" svg:x1="17.479cm" svg:y1="15.132cm" svg:x2="17.6cm" svg:y2="15.494cm">
          <text:p/>
        </draw:line>
        <draw:line draw:style-name="gr7" draw:text-style-name="P1" draw:layer="layout" svg:x1="14.404cm" svg:y1="14.132cm" svg:x2="13.727cm" svg:y2="15.395cm">
          <text:p/>
        </draw:line>
        <draw:line draw:style-name="gr7" draw:text-style-name="P1" draw:layer="layout" svg:x1="13.275cm" svg:y1="15.512cm" svg:x2="13.727cm" svg:y2="15.379cm">
          <text:p/>
        </draw:line>
        <draw:line draw:style-name="gr7" draw:text-style-name="P1" draw:layer="layout" svg:x1="13.038cm" svg:y1="15.469cm" svg:x2="13.28cm" svg:y2="15.513cm">
          <text:p/>
        </draw:line>
        <draw:line draw:style-name="gr7" draw:text-style-name="P1" draw:layer="layout" svg:x1="10.511cm" svg:y1="14.433cm" svg:x2="13.075cm" svg:y2="15.476cm">
          <text:p/>
        </draw:line>
        <draw:line draw:style-name="gr7" draw:text-style-name="P1" draw:layer="layout" svg:x1="9.615cm" svg:y1="15.667cm" svg:x2="10.511cm" svg:y2="14.418cm">
          <text:p/>
        </draw:line>
        <draw:line draw:style-name="gr7" draw:text-style-name="P1" draw:layer="layout" svg:x1="10.151cm" svg:y1="15.968cm" svg:x2="11.113cm" svg:y2="14.653cm">
          <text:p/>
        </draw:line>
        <draw:line draw:style-name="gr7" draw:text-style-name="P1" draw:layer="layout" svg:x1="10.585cm" svg:y1="16.255cm" svg:x2="11.569cm" svg:y2="14.837cm">
          <text:p/>
        </draw:line>
        <draw:line draw:style-name="gr7" draw:text-style-name="P1" draw:layer="layout" svg:x1="10.056cm" svg:y1="15.05cm" svg:x2="11.091cm" svg:y2="15.498cm">
          <text:p/>
        </draw:line>
        <draw:line draw:style-name="gr7" draw:text-style-name="P1" draw:layer="layout" svg:x1="12.105cm" svg:y1="15.946cm" svg:x2="11.04cm" svg:y2="15.491cm">
          <text:p/>
        </draw:line>
        <draw:line draw:style-name="gr7" draw:text-style-name="P1" draw:layer="layout" svg:x1="12.516cm" svg:y1="15.248cm" svg:x2="11.628cm" svg:y2="16.74cm">
          <text:p/>
        </draw:line>
        <draw:line draw:style-name="gr7" draw:text-style-name="P1" draw:layer="layout" svg:x1="12.032cm" svg:y1="15.021cm" svg:x2="11.576cm" svg:y2="15.748cm">
          <text:p/>
        </draw:line>
        <draw:line draw:style-name="gr7" draw:text-style-name="P1" draw:layer="layout" svg:x1="11.04cm" svg:y1="16.504cm" svg:x2="11.591cm" svg:y2="15.704cm">
          <text:p/>
        </draw:line>
        <draw:line draw:style-name="gr7" draw:text-style-name="P1" draw:layer="layout" svg:x1="12.979cm" svg:y1="15.432cm" svg:x2="12.164cm" svg:y2="16.747cm">
          <text:p/>
        </draw:line>
        <draw:line draw:style-name="gr7" draw:text-style-name="P1" draw:layer="layout" svg:x1="12.076cm" svg:y1="15.932cm" svg:x2="12.546cm" svg:y2="16.137cm">
          <text:p/>
        </draw:line>
        <draw:line draw:style-name="gr7" draw:text-style-name="P1" draw:layer="layout" svg:x1="13.42cm" svg:y1="15.454cm" svg:x2="13.42cm" svg:y2="16.791cm">
          <text:p/>
        </draw:line>
        <draw:line draw:style-name="gr7" draw:text-style-name="P1" draw:layer="layout" svg:x1="13.75cm" svg:y1="15.375cm" svg:x2="14.478cm" svg:y2="15.652cm">
          <text:p/>
        </draw:line>
        <draw:line draw:style-name="gr7" draw:text-style-name="P1" draw:layer="layout" svg:x1="14.558cm" svg:y1="16.6cm" svg:x2="14.463cm" svg:y2="15.638cm">
          <text:p/>
        </draw:line>
        <draw:line draw:style-name="gr7" draw:text-style-name="P1" draw:layer="layout" svg:x1="14.125cm" svg:y1="16.717cm" svg:x2="14.074cm" svg:y2="15.498cm">
          <text:p/>
        </draw:line>
        <draw:line draw:style-name="gr7" draw:text-style-name="P1" draw:layer="layout" svg:x1="14.066cm" svg:y1="14.756cm" svg:x2="14.801cm" svg:y2="15.094cm">
          <text:p/>
        </draw:line>
        <draw:line draw:style-name="gr7" draw:text-style-name="P1" draw:layer="layout" svg:x1="15.095cm" svg:y1="14.433cm" svg:x2="14.456cm" svg:y2="15.66cm">
          <text:p/>
        </draw:line>
        <draw:line draw:style-name="gr7" draw:text-style-name="P1" draw:layer="layout" svg:x1="14.378cm" svg:y1="14.136cm" svg:x2="15.095cm" svg:y2="14.44cm">
          <text:p/>
        </draw:line>
        <draw:line draw:style-name="gr7" draw:text-style-name="P1" draw:layer="layout" svg:x1="16.545cm" svg:y1="14.753cm" svg:x2="15.073cm" svg:y2="14.433cm">
          <text:p/>
        </draw:line>
        <draw:line draw:style-name="gr7" draw:text-style-name="P1" draw:layer="layout" svg:x1="16.946cm" svg:y1="14.852cm" svg:x2="16.505cm" svg:y2="14.749cm">
          <text:p/>
        </draw:line>
        <draw:line draw:style-name="gr7" draw:text-style-name="P1" draw:layer="layout" svg:x1="17.394cm" svg:y1="15.197cm" svg:x2="16.931cm" svg:y2="14.837cm">
          <text:p/>
        </draw:line>
        <draw:line draw:style-name="gr7" draw:text-style-name="P1" draw:layer="layout" svg:x1="17.563cm" svg:y1="15.447cm" svg:x2="17.548cm" svg:y2="15.417cm">
          <text:p/>
        </draw:line>
        <draw:line draw:style-name="gr7" draw:text-style-name="P1" draw:layer="layout" svg:x1="17.394cm" svg:y1="15.182cm" svg:x2="17.518cm" svg:y2="15.535cm">
          <text:p/>
        </draw:line>
        <draw:line draw:style-name="gr7" draw:text-style-name="P1" draw:layer="layout" svg:x1="17.504cm" svg:y1="15.52cm" svg:x2="17.408cm" svg:y2="15.733cm">
          <text:p/>
        </draw:line>
        <draw:line draw:style-name="gr7" draw:text-style-name="P1" draw:layer="layout" svg:x1="15.506cm" svg:y1="14.529cm" svg:x2="14.948cm" svg:y2="15.616cm">
          <text:p/>
        </draw:line>
        <draw:line draw:style-name="gr7" draw:text-style-name="P1" draw:layer="layout" svg:x1="16.321cm" svg:y1="14.683cm" svg:x2="15.903cm" svg:y2="15.601cm">
          <text:p/>
        </draw:line>
        <draw:line draw:style-name="gr7" draw:text-style-name="P1" draw:layer="layout" svg:x1="16.755cm" svg:y1="14.771cm" svg:x2="16.475cm" svg:y2="15.535cm">
          <text:p/>
        </draw:line>
        <draw:line draw:style-name="gr7" draw:text-style-name="P1" draw:layer="layout" svg:x1="14.456cm" svg:y1="15.652cm" svg:x2="16.475cm" svg:y2="15.542cm">
          <text:p/>
        </draw:line>
        <draw:line draw:style-name="gr7" draw:text-style-name="P1" draw:layer="layout" svg:x1="17.467cm" svg:y1="15.41cm" svg:x2="16.461cm" svg:y2="15.564cm">
          <text:p/>
        </draw:line>
        <draw:line draw:style-name="gr7" draw:text-style-name="P1" draw:layer="layout" svg:x1="16.777cm" svg:y1="16.123cm" svg:x2="16.446cm" svg:y2="15.513cm">
          <text:p/>
        </draw:line>
        <draw:line draw:style-name="gr7" draw:text-style-name="P1" draw:layer="layout" svg:x1="16.101cm" svg:y1="16.291cm" svg:x2="15.925cm" svg:y2="15.586cm">
          <text:p/>
        </draw:line>
        <draw:line draw:style-name="gr7" draw:text-style-name="P1" draw:layer="layout" svg:x1="15.565cm" svg:y1="16.409cm" svg:x2="15.396cm" svg:y2="15.608cm">
          <text:p/>
        </draw:line>
        <draw:line draw:style-name="gr7" draw:text-style-name="P1" draw:layer="layout" svg:x1="15.095cm" svg:y1="16.512cm" svg:x2="14.926cm" svg:y2="15.63cm">
          <text:p/>
        </draw:line>
        <draw:line draw:style-name="gr7" draw:text-style-name="P1" draw:layer="layout" svg:x1="15.88cm" svg:y1="14.573cm" svg:x2="15.425cm" svg:y2="15.586cm">
          <text:p/>
        </draw:line>
        <draw:line draw:style-name="gr7" draw:text-style-name="P1" draw:layer="layout" svg:x1="4.906cm" svg:y1="10.408cm" svg:x2="5.186cm" svg:y2="10.614cm">
          <text:p/>
        </draw:line>
        <draw:line draw:style-name="gr7" draw:text-style-name="P1" draw:layer="layout" svg:x1="5.156cm" svg:y1="10.959cm" svg:x2="5.178cm" svg:y2="10.599cm">
          <text:p/>
        </draw:line>
        <draw:line draw:style-name="gr7" draw:text-style-name="P1" draw:layer="layout" svg:x1="7.051cm" svg:y1="13.133cm" svg:x2="5.141cm" svg:y2="10.937cm">
          <text:p/>
        </draw:line>
        <draw:line draw:style-name="gr7" draw:text-style-name="P1" draw:layer="layout" svg:x1="6.625cm" svg:y1="13.31cm" svg:x2="7.044cm" svg:y2="13.126cm">
          <text:p/>
        </draw:line>
        <draw:line draw:style-name="gr7" draw:text-style-name="P1" draw:layer="layout" svg:x1="6.148cm" svg:y1="13.368cm" svg:x2="6.633cm" svg:y2="13.302cm">
          <text:p/>
        </draw:line>
        <draw:line draw:style-name="gr7" draw:text-style-name="P1" draw:layer="layout" svg:x1="3.856cm" svg:y1="12.582cm" svg:x2="6.221cm" svg:y2="13.354cm">
          <text:p/>
        </draw:line>
        <draw:line draw:style-name="gr7" draw:text-style-name="P1" draw:layer="layout" svg:x1="3.063cm" svg:y1="13.824cm" svg:x2="5.141cm" svg:y2="10.833cm">
          <text:p/>
        </draw:line>
        <draw:line draw:style-name="gr7" draw:text-style-name="P1" draw:layer="layout" svg:x1="3.672cm" svg:y1="14.03cm" svg:x2="3.077cm" svg:y2="13.824cm">
          <text:p/>
        </draw:line>
        <draw:line draw:style-name="gr7" draw:text-style-name="P1" draw:layer="layout" svg:x1="4.311cm" svg:y1="12.965cm" svg:x2="3.672cm" svg:y2="14.023cm">
          <text:p/>
        </draw:line>
        <draw:line draw:style-name="gr7" draw:text-style-name="P1" draw:layer="layout" svg:x1="3.849cm" svg:y1="12.745cm" svg:x2="6.096cm" svg:y2="13.472cm">
          <text:p/>
        </draw:line>
        <draw:line draw:style-name="gr7" draw:text-style-name="P1" draw:layer="layout" svg:x1="6.419cm" svg:y1="13.479cm" svg:x2="6.074cm" svg:y2="13.464cm">
          <text:p/>
        </draw:line>
        <draw:line draw:style-name="gr7" draw:text-style-name="P1" draw:layer="layout" svg:x1="7.007cm" svg:y1="13.303cm" svg:x2="6.368cm" svg:y2="13.486cm">
          <text:p/>
        </draw:line>
        <draw:line draw:style-name="gr7" draw:text-style-name="P1" draw:layer="layout" svg:x1="7.132cm" svg:y1="13.384cm" svg:x2="7.007cm" svg:y2="13.273cm">
          <text:p/>
        </draw:line>
        <draw:line draw:style-name="gr7" draw:text-style-name="P1" draw:layer="layout" svg:x1="7.661cm" svg:y1="14.624cm" svg:x2="7.125cm" svg:y2="13.369cm">
          <text:p/>
        </draw:line>
        <draw:path draw:style-name="gr7" draw:text-style-name="P1" draw:layer="layout" svg:width="2.35cm" svg:height="1.36cm" svg:x="4.973cm" svg:y="14.837cm" svg:viewBox="0 0 2351 1361" svg:d="M2351 933c-106 21-112 123-162 198-55 83-114 106-169 199-57 97-155-58-220-96-69-40-157-50-221-103-72-59-138-82-198-132-71-58-83-168-154-228-62-52-166-37-191-139-19-76-130-101-110-221 17-100-131-46-221 0-97 50-76-141-183-176-79-26-178 7-221-59-50-77-108-129-183-154l-81-15-37-7">
          <text:p/>
        </draw:path>
        <draw:path draw:style-name="gr7" draw:text-style-name="P1" draw:layer="layout" svg:width="2.945cm" svg:height="1.608cm" svg:x="4.356cm" svg:y="14.168cm" svg:viewBox="0 0 2946 1609" svg:d="M0 1c77-8 145 39 221 44 76 4 190-56 227 66 23 78 89 161 191 161 83 0 156 60 221 111 69 55 155 83 235 124 77 39 141 97 220 133 78 36 149 89 228 125 77 35 155 72 227 117 70 44 166 46 221 110 61 70 125 143 205 191 83 50 134 137 221 184 71 38 147 73 227 88 74 14 144 45 221 51l73 30 8 73">
          <text:p/>
        </draw:path>
        <draw:path draw:style-name="gr7" draw:text-style-name="P1" draw:layer="layout" svg:width="0.666cm" svg:height="0.697cm" svg:x="4.365cm" svg:y="14.154cm" svg:viewBox="0 0 667 698" svg:d="M667 698c-80-64-32-159-132-228-132-91-103 114-213 74-93-34-136-150-228-177-93-27-111-118-81-183l8-74 22-73-15-37">
          <text:p/>
        </draw:path>
        <draw:line draw:style-name="gr7" draw:text-style-name="P1" draw:layer="layout" svg:x1="3.783cm" svg:y1="13.912cm" svg:x2="4.422cm" svg:y2="14.176cm">
          <text:p/>
        </draw:line>
        <draw:line draw:style-name="gr7" draw:text-style-name="P1" draw:layer="layout" svg:x1="5.009cm" svg:y1="13.126cm" svg:x2="4.392cm" svg:y2="14.154cm">
          <text:p/>
        </draw:line>
        <draw:line draw:style-name="gr7" draw:text-style-name="P1" draw:layer="layout" svg:x1="5.56cm" svg:y1="13.302cm" svg:x2="4.951cm" svg:y2="14.433cm">
          <text:p/>
        </draw:line>
        <draw:line draw:style-name="gr7" draw:text-style-name="P1" draw:layer="layout" svg:x1="6.06cm" svg:y1="13.441cm" svg:x2="5.458cm" svg:y2="14.653cm">
          <text:p/>
        </draw:line>
        <draw:line draw:style-name="gr7" draw:text-style-name="P1" draw:layer="layout" svg:x1="6.31cm" svg:y1="13.463cm" svg:x2="6.354cm" svg:y2="15.138cm">
          <text:p/>
        </draw:line>
        <draw:line draw:style-name="gr7" draw:text-style-name="P1" draw:layer="layout" svg:x1="7.345cm" svg:y1="13.89cm" svg:x2="6.302cm" svg:y2="14.183cm">
          <text:p/>
        </draw:line>
        <draw:line draw:style-name="gr7" draw:text-style-name="P1" draw:layer="layout" svg:x1="7.602cm" svg:y1="14.514cm" svg:x2="6.324cm" svg:y2="14.896cm">
          <text:p/>
        </draw:line>
        <draw:line draw:style-name="gr7" draw:text-style-name="P1" draw:layer="layout" svg:x1="7.668cm" svg:y1="14.631cm" svg:x2="6.905cm" svg:y2="15.616cm">
          <text:p/>
        </draw:line>
        <draw:line draw:style-name="gr7" draw:text-style-name="P1" draw:layer="layout" svg:x1="8.014cm" svg:y1="15.021cm" svg:x2="7.58cm" svg:y2="14.734cm">
          <text:p/>
        </draw:line>
        <draw:line draw:style-name="gr7" draw:text-style-name="P1" draw:layer="layout" svg:x1="7.309cm" svg:y1="15.696cm" svg:x2="7.522cm" svg:y2="15.711cm">
          <text:p/>
        </draw:line>
        <draw:line draw:style-name="gr7" draw:text-style-name="P1" draw:layer="layout" svg:x1="7.999cm" svg:y1="15.021cm" svg:x2="7.529cm" svg:y2="15.711cm">
          <text:p/>
        </draw:line>
        <draw:line draw:style-name="gr7" draw:text-style-name="P1" draw:layer="layout" svg:x1="8.565cm" svg:y1="15.293cm" svg:x2="7.992cm" svg:y2="14.992cm">
          <text:p/>
        </draw:line>
        <draw:line draw:style-name="gr7" draw:text-style-name="P1" draw:layer="layout" svg:x1="8.072cm" svg:y1="15.991cm" svg:x2="8.572cm" svg:y2="15.293cm">
          <text:p/>
        </draw:line>
        <draw:line draw:style-name="gr7" draw:text-style-name="P1" draw:layer="layout" svg:x1="8.498cm" svg:y1="16.307cm" svg:x2="9.101cm" svg:y2="15.484cm">
          <text:p/>
        </draw:line>
        <draw:line draw:style-name="gr7" draw:text-style-name="P1" draw:layer="layout" svg:x1="8.924cm" svg:y1="16.718cm" svg:x2="9.652cm" svg:y2="15.8cm">
          <text:p/>
        </draw:line>
        <draw:line draw:style-name="gr7" draw:text-style-name="P1" draw:layer="layout" svg:x1="9.468cm" svg:y1="17.115cm" svg:x2="10.173cm" svg:y2="16.101cm">
          <text:p/>
        </draw:line>
        <draw:line draw:style-name="gr7" draw:text-style-name="P1" draw:layer="layout" svg:x1="9.99cm" svg:y1="17.423cm" svg:x2="10.643cm" svg:y2="16.446cm">
          <text:p/>
        </draw:line>
        <draw:line draw:style-name="gr7" draw:text-style-name="P1" draw:layer="layout" svg:x1="10.482cm" svg:y1="17.688cm" svg:x2="11.128cm" svg:y2="16.747cm">
          <text:p/>
        </draw:line>
        <draw:line draw:style-name="gr7" draw:text-style-name="P1" draw:layer="layout" svg:x1="10.981cm" svg:y1="17.974cm" svg:x2="11.356cm" svg:y2="16.799cm">
          <text:p/>
        </draw:line>
        <draw:line draw:style-name="gr7" draw:text-style-name="P1" draw:layer="layout" svg:x1="11.745cm" svg:y1="17.989cm" svg:x2="11.738cm" svg:y2="16.872cm">
          <text:p/>
        </draw:line>
        <draw:line draw:style-name="gr7" draw:text-style-name="P1" draw:layer="layout" svg:x1="12.333cm" svg:y1="17.985cm" svg:x2="12.355cm" svg:y2="16.865cm">
          <text:p/>
        </draw:line>
        <draw:line draw:style-name="gr7" draw:text-style-name="P1" draw:layer="layout" svg:x1="13.001cm" svg:y1="18.069cm" svg:x2="12.994cm" svg:y2="16.902cm">
          <text:p/>
        </draw:line>
        <draw:line draw:style-name="gr7" draw:text-style-name="P1" draw:layer="layout" svg:x1="7.551cm" svg:y1="15.712cm" svg:x2="10.504cm" svg:y2="17.724cm">
          <text:p/>
        </draw:line>
        <draw:line draw:style-name="gr7" draw:text-style-name="P1" draw:layer="layout" svg:x1="10.981cm" svg:y1="17.952cm" svg:x2="10.445cm" svg:y2="17.687cm">
          <text:p/>
        </draw:line>
        <draw:line draw:style-name="gr7" draw:text-style-name="P1" draw:layer="layout" svg:x1="11.76cm" svg:y1="17.989cm" svg:x2="10.974cm" svg:y2="17.967cm">
          <text:p/>
        </draw:line>
        <draw:line draw:style-name="gr7" draw:text-style-name="P1" draw:layer="layout" svg:x1="12.336cm" svg:y1="17.979cm" svg:x2="11.694cm" svg:y2="17.996cm">
          <text:p/>
        </draw:line>
        <draw:line draw:style-name="gr7" draw:text-style-name="P1" draw:layer="layout" svg:x1="12.979cm" svg:y1="18.033cm" svg:x2="12.325cm" svg:y2="17.981cm">
          <text:p/>
        </draw:line>
        <draw:line draw:style-name="gr7" draw:text-style-name="P1" draw:layer="layout" svg:x1="13.016cm" svg:y1="18.268cm" svg:x2="12.964cm" svg:y2="18.018cm">
          <text:p/>
        </draw:line>
        <draw:line draw:style-name="gr7" draw:text-style-name="P1" draw:layer="layout" svg:x1="13.501cm" svg:y1="18.268cm" svg:x2="12.986cm" svg:y2="18.275cm">
          <text:p/>
        </draw:line>
        <draw:line draw:style-name="gr7" draw:text-style-name="P1" draw:layer="layout" svg:x1="13.537cm" svg:y1="16.887cm" svg:x2="13.508cm" svg:y2="18.268cm">
          <text:p/>
        </draw:line>
        <draw:line draw:style-name="gr7" draw:text-style-name="P1" draw:layer="layout" svg:x1="14.345cm" svg:y1="18.173cm" svg:x2="13.5cm" svg:y2="18.268cm">
          <text:p/>
        </draw:line>
        <draw:line draw:style-name="gr7" draw:text-style-name="P1" draw:layer="layout" svg:x1="14.323cm" svg:y1="18.172cm" svg:x2="14.915cm" svg:y2="18.033cm">
          <text:p/>
        </draw:line>
        <draw:line draw:style-name="gr7" draw:text-style-name="P1" draw:layer="layout" svg:x1="13.941cm" svg:y1="16.872cm" svg:x2="14.338cm" svg:y2="18.165cm">
          <text:p/>
        </draw:line>
        <draw:line draw:style-name="gr7" draw:text-style-name="P1" draw:layer="layout" svg:x1="14.506cm" svg:y1="16.739cm" svg:x2="14.925cm" svg:y2="18.04cm">
          <text:p/>
        </draw:line>
        <draw:line draw:style-name="gr7" draw:text-style-name="P1" draw:layer="layout" svg:x1="15.123cm" svg:y1="16.607cm" svg:x2="15.491cm" svg:y2="17.937cm">
          <text:p/>
        </draw:line>
        <draw:line draw:style-name="gr7" draw:text-style-name="P1" draw:layer="layout" svg:x1="15.696cm" svg:y1="16.504cm" svg:x2="16.13cm" svg:y2="18.025cm">
          <text:p/>
        </draw:line>
        <draw:line draw:style-name="gr7" draw:text-style-name="P1" draw:layer="layout" svg:x1="16.255cm" svg:y1="16.38cm" svg:x2="16.703cm" svg:y2="17.885cm">
          <text:p/>
        </draw:line>
        <draw:line draw:style-name="gr7" draw:text-style-name="P1" draw:layer="layout" svg:x1="16.806cm" svg:y1="16.255cm" svg:x2="17.217cm" svg:y2="17.503cm">
          <text:p/>
        </draw:line>
        <draw:line draw:style-name="gr7" draw:text-style-name="P1" draw:layer="layout" svg:x1="17.912cm" svg:y1="17.152cm" svg:x2="16.886cm" svg:y2="16.181cm">
          <text:p/>
        </draw:line>
        <draw:line draw:style-name="gr7" draw:text-style-name="P1" draw:layer="layout" svg:x1="18.645cm" svg:y1="16.862cm" svg:x2="17.467cm" svg:y2="15.792cm">
          <text:p/>
        </draw:line>
        <draw:line draw:style-name="gr7" draw:text-style-name="P1" draw:layer="layout" svg:x1="15.491cm" svg:y1="17.915cm" svg:x2="14.925cm" svg:y2="18.025cm">
          <text:p/>
        </draw:line>
        <draw:line draw:style-name="gr7" draw:text-style-name="P1" draw:layer="layout" svg:x1="16.1cm" svg:y1="18.003cm" svg:x2="15.483cm" svg:y2="17.922cm">
          <text:p/>
        </draw:line>
        <draw:line draw:style-name="gr7" draw:text-style-name="P1" draw:layer="layout" svg:x1="16.681cm" svg:y1="17.856cm" svg:x2="16.093cm" svg:y2="18.025cm">
          <text:p/>
        </draw:line>
        <draw:line draw:style-name="gr7" draw:text-style-name="P1" draw:layer="layout" svg:x1="17.202cm" svg:y1="17.489cm" svg:x2="16.673cm" svg:y2="17.863cm">
          <text:p/>
        </draw:line>
        <draw:line draw:style-name="gr7" draw:text-style-name="P1" draw:layer="layout" svg:x1="17.944cm" svg:y1="17.151cm" svg:x2="17.224cm" svg:y2="17.496cm">
          <text:p/>
        </draw:line>
        <draw:line draw:style-name="gr7" draw:text-style-name="P1" draw:layer="layout" svg:x1="18.605cm" svg:y1="13.978cm" svg:x2="20.074cm" svg:y2="15.417cm">
          <text:p/>
        </draw:line>
        <draw:line draw:style-name="gr7" draw:text-style-name="P1" draw:layer="layout" svg:x1="20.368cm" svg:y1="15.013cm" svg:x2="19.691cm" svg:y2="16.042cm">
          <text:p/>
        </draw:line>
        <draw:line draw:style-name="gr7" draw:text-style-name="P1" draw:layer="layout" svg:x1="20.743cm" svg:y1="15.182cm" svg:x2="20.346cm" svg:y2="15.028cm">
          <text:p/>
        </draw:line>
        <draw:line draw:style-name="gr7" draw:text-style-name="P1" draw:layer="layout" svg:x1="20.26cm" svg:y1="15.986cm" svg:x2="20.735cm" svg:y2="15.168cm">
          <text:p/>
        </draw:line>
        <draw:line draw:style-name="gr7" draw:text-style-name="P1" draw:layer="layout" svg:x1="19.612cm" svg:y1="12.531cm" svg:x2="19.825cm" svg:y2="14.308cm">
          <text:p/>
        </draw:line>
        <draw:line draw:style-name="gr7" draw:text-style-name="P1" draw:layer="layout" svg:x1="19.744cm" svg:y1="14.47cm" svg:x2="19.832cm" svg:y2="14.271cm">
          <text:p/>
        </draw:line>
        <draw:line draw:style-name="gr7" draw:text-style-name="P1" draw:layer="layout" svg:x1="20.265cm" svg:y1="14.822cm" svg:x2="19.744cm" svg:y2="14.462cm">
          <text:p/>
        </draw:line>
        <draw:line draw:style-name="gr7" draw:text-style-name="P1" draw:layer="layout" svg:x1="20.405cm" svg:y1="14.8cm" svg:x2="20.221cm" svg:y2="14.8cm">
          <text:p/>
        </draw:line>
        <draw:line draw:style-name="gr7" draw:text-style-name="P1" draw:layer="layout" svg:x1="20.64cm" svg:y1="14.382cm" svg:x2="20.383cm" svg:y2="14.83cm">
          <text:p/>
        </draw:line>
        <draw:line draw:style-name="gr7" draw:text-style-name="P1" draw:layer="layout" svg:x1="21.624cm" svg:y1="12.788cm" svg:x2="20.618cm" svg:y2="14.448cm">
          <text:p/>
        </draw:line>
        <draw:line draw:style-name="gr7" draw:text-style-name="P1" draw:layer="layout" svg:x1="20.647cm" svg:y1="12.986cm" svg:x2="19.986cm" svg:y2="14.088cm">
          <text:p/>
        </draw:line>
        <draw:line draw:style-name="gr7" draw:text-style-name="P1" draw:layer="layout" svg:x1="19.648cm" svg:y1="12.56cm" svg:x2="20.655cm" svg:y2="13.023cm">
          <text:p/>
        </draw:line>
        <draw:line draw:style-name="gr7" draw:text-style-name="P1" draw:layer="layout" svg:x1="20.956cm" svg:y1="12.465cm" svg:x2="20.618cm" svg:y2="13.023cm">
          <text:p/>
        </draw:line>
        <draw:line draw:style-name="gr7" draw:text-style-name="P1" draw:layer="layout" svg:x1="20.016cm" svg:y1="12.163cm" svg:x2="20.97cm" svg:y2="12.472cm">
          <text:p/>
        </draw:line>
        <draw:line draw:style-name="gr7" draw:text-style-name="P1" draw:layer="layout" svg:x1="21.786cm" svg:y1="11.216cm" svg:x2="20.941cm" svg:y2="12.501cm">
          <text:p/>
        </draw:line>
        <draw:line draw:style-name="gr7" draw:text-style-name="P1" draw:layer="layout" svg:x1="20.295cm" svg:y1="11.774cm" svg:x2="21.257cm" svg:y2="12.016cm">
          <text:p/>
        </draw:line>
        <draw:line draw:style-name="gr7" draw:text-style-name="P1" draw:layer="layout" svg:x1="20.912cm" svg:y1="10.753cm" svg:x2="21.786cm" svg:y2="11.238cm">
          <text:p/>
        </draw:line>
        <draw:line draw:style-name="gr7" draw:text-style-name="P1" draw:layer="layout" svg:x1="22.499cm" svg:y1="11.569cm" svg:x2="21.603cm" svg:y2="12.832cm">
          <text:p/>
        </draw:line>
        <draw:line draw:style-name="gr7" draw:text-style-name="P1" draw:layer="layout" svg:x1="21.25cm" svg:y1="12.046cm" svg:x2="21.889cm" svg:y2="12.421cm">
          <text:p/>
        </draw:line>
        <draw:line draw:style-name="gr7" draw:text-style-name="P1" draw:layer="layout" svg:x1="20.956cm" svg:y1="12.465cm" svg:x2="21.566cm" svg:y2="12.81cm">
          <text:p/>
        </draw:line>
        <draw:line draw:style-name="gr7" draw:text-style-name="P1" draw:layer="layout" svg:x1="20.611cm" svg:y1="13.008cm" svg:x2="21.346cm" svg:y2="13.28cm">
          <text:p/>
        </draw:line>
        <draw:line draw:style-name="gr7" draw:text-style-name="P1" draw:layer="layout" svg:x1="20.288cm" svg:y1="14.228cm" svg:x2="21.037cm" svg:y2="13.133cm">
          <text:p/>
        </draw:line>
        <draw:line draw:style-name="gr7" draw:text-style-name="P1" draw:layer="layout" svg:x1="20.442cm" svg:y1="13.28cm" svg:x2="21.089cm" svg:y2="13.625cm">
          <text:p/>
        </draw:line>
        <draw:line draw:style-name="gr7" draw:text-style-name="P1" draw:layer="layout" svg:x1="20.259cm" svg:y1="13.64cm" svg:x2="20.89cm" svg:y2="13.956cm">
          <text:p/>
        </draw:line>
        <draw:line draw:style-name="gr7" draw:text-style-name="P1" draw:layer="layout" svg:x1="20.031cm" svg:y1="14.074cm" svg:x2="20.64cm" svg:y2="14.375cm">
          <text:p/>
        </draw:line>
        <draw:line draw:style-name="gr7" draw:text-style-name="P1" draw:layer="layout" svg:x1="19.818cm" svg:y1="14.309cm" svg:x2="20.046cm" svg:y2="13.985cm">
          <text:p/>
        </draw:line>
        <draw:line draw:style-name="gr7" draw:text-style-name="P1" draw:layer="layout" svg:x1="22.514cm" svg:y1="11.562cm" svg:x2="21.75cm" svg:y2="11.231cm">
          <text:p/>
        </draw:line>
        <draw:line draw:style-name="gr7" draw:text-style-name="P1" draw:layer="layout" svg:x1="21.845cm" svg:y1="10.328cm" svg:x2="21.448cm" svg:y2="11.033cm">
          <text:p/>
        </draw:line>
        <draw:line draw:style-name="gr7" draw:text-style-name="P1" draw:layer="layout" svg:x1="22.242cm" svg:y1="10.482cm" svg:x2="21.882cm" svg:y2="11.298cm">
          <text:p/>
        </draw:line>
        <draw:line draw:style-name="gr7" draw:text-style-name="P1" draw:layer="layout" svg:x1="22.712cm" svg:y1="10.725cm" svg:x2="22.323cm" svg:y2="11.459cm">
          <text:p/>
        </draw:line>
        <draw:line draw:style-name="gr7" draw:text-style-name="P1" draw:layer="layout" svg:x1="23.16cm" svg:y1="10.923cm" svg:x2="22.793cm" svg:y2="11.591cm">
          <text:p/>
        </draw:line>
        <draw:line draw:style-name="gr7" draw:text-style-name="P1" draw:layer="layout" svg:x1="22.484cm" svg:y1="11.54cm" svg:x2="22.807cm" svg:y2="11.606cm">
          <text:p/>
        </draw:line>
        <draw:line draw:style-name="gr7" draw:text-style-name="P1" draw:layer="layout" svg:x1="23.476cm" svg:y1="11.959cm" svg:x2="22.778cm" svg:y2="11.599cm">
          <text:p/>
        </draw:line>
        <draw:line draw:style-name="gr7" draw:text-style-name="P1" draw:layer="layout" svg:x1="23.615cm" svg:y1="11.107cm" svg:x2="23.219cm" svg:y2="11.819cm">
          <text:p/>
        </draw:line>
        <draw:line draw:style-name="gr7" draw:text-style-name="P1" draw:layer="layout" svg:x1="17.599cm" svg:y1="15.469cm" svg:x2="19.13cm" svg:y2="15.445cm">
          <text:p/>
        </draw:line>
        <draw:line draw:style-name="gr7" draw:text-style-name="P1" draw:layer="layout" svg:x1="19.134cm" svg:y1="14.522cm" svg:x2="19.138cm" svg:y2="16.432cm">
          <text:p/>
        </draw:line>
        <draw:line draw:style-name="gr7" draw:text-style-name="P1" draw:layer="layout" svg:x1="17.504cm" svg:y1="15.697cm" svg:x2="19.127cm" svg:y2="16.167cm">
          <text:p/>
        </draw:line>
        <draw:line draw:style-name="gr7" draw:text-style-name="P1" draw:layer="layout" svg:x1="19.466cm" svg:y1="14.814cm" svg:x2="19.746cm" svg:y2="14.446cm">
          <text:p/>
        </draw:line>
        <draw:line draw:style-name="gr7" draw:text-style-name="P1" draw:layer="layout" svg:x1="20.36cm" svg:y1="15.026cm" svg:x2="20.394cm" svg:y2="14.787cm">
          <text:p/>
        </draw:line>
        <draw:line draw:style-name="gr7" draw:text-style-name="P1" draw:layer="layout" svg:x1="17.931cm" svg:y1="17.147cm" svg:x2="18.641cm" svg:y2="16.881cm">
          <text:p/>
        </draw:line>
        <draw:line draw:style-name="gr7" draw:text-style-name="P1" draw:layer="layout" svg:x1="19.18cm" svg:y1="16.397cm" svg:x2="18.627cm" svg:y2="16.895cm">
          <text:p/>
        </draw:line>
        <draw:line draw:style-name="gr7" draw:text-style-name="P1" draw:layer="layout" svg:x1="19.718cm" svg:y1="16.029cm" svg:x2="19.18cm" svg:y2="16.404cm">
          <text:p/>
        </draw:line>
        <draw:line draw:style-name="gr7" draw:text-style-name="P1" draw:layer="layout" svg:x1="20.673cm" svg:y1="15.974cm" svg:x2="19.718cm" svg:y2="16.035cm">
          <text:p/>
        </draw:line>
        <draw:line draw:style-name="gr7" draw:text-style-name="P1" draw:layer="layout" svg:x1="11.441cm" svg:y1="11.781cm" svg:x2="10.886cm" svg:y2="11.226cm">
          <text:p/>
        </draw:line>
        <draw:line draw:style-name="gr7" draw:text-style-name="P1" draw:layer="layout" svg:x1="11.005cm" svg:y1="10.868cm" svg:x2="11.31cm" svg:y2="11.136cm">
          <text:p/>
        </draw:line>
        <draw:line draw:style-name="gr7" draw:text-style-name="P1" draw:layer="layout" svg:x1="11.805cm" svg:y1="11.19cm" svg:x2="12.181cm" svg:y2="11.483cm">
          <text:p/>
        </draw:line>
        <draw:line draw:style-name="gr7" draw:text-style-name="P1" draw:layer="layout" svg:x1="13.693cm" svg:y1="15.255cm" svg:x2="13.6cm" svg:y2="15.342cm">
          <text:p/>
        </draw:line>
        <draw:line draw:style-name="gr7" draw:text-style-name="P1" draw:layer="layout" svg:x1="13.108cm" svg:y1="15.394cm" svg:x2="13.264cm" svg:y2="15.417cm">
          <text:p/>
        </draw:line>
        <draw:line draw:style-name="gr7" draw:text-style-name="P1" draw:layer="layout" svg:x1="13.612cm" svg:y1="15.33cm" svg:x2="13.247cm" svg:y2="15.423cm">
          <text:p/>
        </draw:line>
        <draw:line draw:style-name="gr8" draw:text-style-name="P1" draw:layer="layout" svg:x1="19.782cm" svg:y1="4.918cm" svg:x2="25.846cm" svg:y2="7.433cm">
          <text:p/>
        </draw:line>
        <draw:line draw:style-name="gr9" draw:text-style-name="P1" draw:layer="Drawing Layer" svg:x1="17.528cm" svg:y1="15.061cm" svg:x2="17.73cm" svg:y2="15.226cm">
          <text:p/>
        </draw:line>
        <draw:line draw:style-name="gr9" draw:text-style-name="P1" draw:layer="Drawing Layer" svg:x1="17.73cm" svg:y1="15.459cm" svg:x2="17.724cm" svg:y2="15.204cm">
          <text:p/>
        </draw:line>
        <draw:line draw:style-name="gr9" draw:text-style-name="P1" draw:layer="Drawing Layer" svg:x1="19.146cm" svg:y1="14.52cm" svg:x2="17.719cm" svg:y2="15.23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width="0.051cm" svg:stroke-color="#000000" draw:marker-start-width="0.279cm" draw:marker-end-width="0.279cm" draw:fill="none" draw:fill-gradient-name="Gradient_20_7" draw:fill-hatch-name="Hatch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image layer">
        <svg:title>background map</svg:title>
      </draw:layer>
      <draw:layer draw:name="Drawing Layer"/>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Neal Aggarwal</meta:initial-creator>
    <meta:creation-date>2026-01-21T09:51:24</meta:creation-date>
    <dc:date>2026-01-23T11:14:24</dc:date>
    <dc:creator>Neal Aggarwal</dc:creator>
    <meta:editing-duration>P1DT21H17M26S</meta:editing-duration>
    <meta:editing-cycles>17</meta:editing-cycles>
    <meta:generator>OpenOffice/4.1.15$Unix OpenOffice.org_project/4115m2$Build-9813</meta:generator>
    <meta:document-statistic meta:object-count="561"/>
  </office:meta>
</office:document-meta>
</file>